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98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4.886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281cm"/>
    </style:style>
    <style:style style:name="co6" style:family="table-column">
      <style:table-column-properties fo:break-before="auto" style:column-width="1.699cm"/>
    </style:style>
    <style:style style:name="co7" style:family="table-column">
      <style:table-column-properties fo:break-before="auto" style:column-width="6.018cm"/>
    </style:style>
    <style:style style:name="co8" style:family="table-column">
      <style:table-column-properties fo:break-before="auto" style:column-width="4.979cm"/>
    </style:style>
    <style:style style:name="co9" style:family="table-column">
      <style:table-column-properties fo:break-before="auto" style:column-width="1.203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41"/>
    <style:style style:name="ce2" style:family="table-cell" style:parent-style-name="Default" style:data-style-name="N45"/>
  </office:automatic-styles>
  <office:body>
    <office:spreadsheet>
      <table:table table:name="19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ce1"/>
        <table:table-column table:style-name="co6" table:default-cell-style-name="ce2"/>
        <table:table-column table:style-name="co4" table:default-cell-style-name="Default"/>
        <table:table-row table:style-name="ro1">
          <table:table-cell office:value-type="string">
            <text:p>Pos</text:p>
          </table:table-cell>
          <table:table-cell office:value-type="string">
            <text:p>Athlete</text:p>
          </table:table-cell>
          <table:table-cell office:value-type="string">
            <text:p>Residence</text:p>
          </table:table-cell>
          <table:table-cell office:value-type="string">
            <text:p>Prov</text:p>
          </table:table-cell>
          <table:table-cell office:value-type="string">
            <text:p>Cat</text:p>
          </table:table-cell>
          <table:table-cell office:value-type="string">
            <text:p>M/F</text:p>
          </table:table-cell>
          <table:table-cell office:value-type="string">
            <text:p>Chrono</text:p>
          </table:table-cell>
          <table:table-cell office:value-type="string">
            <text:p>Pace</text:p>
          </table:table-cell>
          <table:table-cell office:value-type="string">
            <text:p>Year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uke Edgar</text:p>
          </table:table-cell>
          <table:table-cell office:value-type="string">
            <text:p>Saint John</text:p>
          </table:table-cell>
          <table:table-cell office:value-type="string">
            <text:p>NB</text:p>
          </table:table-cell>
          <table:table-cell office:value-type="string">
            <text:p>20-29</text:p>
          </table:table-cell>
          <table:table-cell office:value-type="string">
            <text:p>M</text:p>
          </table:table-cell>
          <table:table-cell office:value-type="string">
            <text:p>1:29:55</text:p>
          </table:table-cell>
          <table:table-cell table:formula="of:=[.G2]/19" office:value-type="time" office:time-value="PT00H04M43.947368S">
            <text:p>04:43.95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ryan Gagner</text:p>
          </table:table-cell>
          <table:table-cell office:value-type="string">
            <text:p>Mascarene</text:p>
          </table:table-cell>
          <table:table-cell office:value-type="string">
            <text:p>NB</text:p>
          </table:table-cell>
          <table:table-cell office:value-type="string">
            <text:p>50-59</text:p>
          </table:table-cell>
          <table:table-cell office:value-type="string">
            <text:p>M</text:p>
          </table:table-cell>
          <table:table-cell office:value-type="string">
            <text:p>1:31:55</text:p>
          </table:table-cell>
          <table:table-cell table:formula="of:=[.G3]/19" office:value-type="time" office:time-value="PT00H04M50.263158S">
            <text:p>04:50.26</text:p>
          </table:table-cell>
          <table:table-cell office:value-type="float" office:value="2023">
            <text:p>202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hris Watson</text:p>
          </table:table-cell>
          <table:table-cell office:value-type="string">
            <text:p>Rothesay</text:p>
          </table:table-cell>
          <table:table-cell office:value-type="string">
            <text:p>NB</text:p>
          </table:table-cell>
          <table:table-cell office:value-type="string">
            <text:p>30-39</text:p>
          </table:table-cell>
          <table:table-cell office:value-type="string">
            <text:p>M</text:p>
          </table:table-cell>
          <table:table-cell office:value-type="string">
            <text:p>1:34:51</text:p>
          </table:table-cell>
          <table:table-cell table:formula="of:=[.G4]/19" office:value-type="time" office:time-value="PT00H04M59.526316S">
            <text:p>04:59.53</text:p>
          </table:table-cell>
          <table:table-cell office:value-type="float" office:value="2021">
            <text:p>202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ark Miller</text:p>
          </table:table-cell>
          <table:table-cell office:value-type="string">
            <text:p>St John's</text:p>
          </table:table-cell>
          <table:table-cell office:value-type="string">
            <text:p>NL</text:p>
          </table:table-cell>
          <table:table-cell office:value-type="string">
            <text:p>30-39</text:p>
          </table:table-cell>
          <table:table-cell office:value-type="string">
            <text:p>M</text:p>
          </table:table-cell>
          <table:table-cell office:value-type="string">
            <text:p>1:35:53</text:p>
          </table:table-cell>
          <table:table-cell table:formula="of:=[.G5]/19" office:value-type="time" office:time-value="PT00H05M02.789474S">
            <text:p>05:02.79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lenn Trites</text:p>
          </table:table-cell>
          <table:table-cell office:value-type="string">
            <text:p>Rothesay</text:p>
          </table:table-cell>
          <table:table-cell office:value-type="string">
            <text:p>NB</text:p>
          </table:table-cell>
          <table:table-cell office:value-type="string">
            <text:p>50-59</text:p>
          </table:table-cell>
          <table:table-cell office:value-type="string">
            <text:p>M</text:p>
          </table:table-cell>
          <table:table-cell office:value-type="string">
            <text:p>1:36:26</text:p>
          </table:table-cell>
          <table:table-cell table:formula="of:=[.G6]/19" office:value-type="time" office:time-value="PT00H05M04.526316S">
            <text:p>05:04.53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dine Frost-Corinaldi</text:p>
          </table:table-cell>
          <table:table-cell office:value-type="string">
            <text:p>Ottawa</text:p>
          </table:table-cell>
          <table:table-cell office:value-type="string">
            <text:p>NB</text:p>
          </table:table-cell>
          <table:table-cell office:value-type="string">
            <text:p>30-39</text:p>
          </table:table-cell>
          <table:table-cell office:value-type="string">
            <text:p>F</text:p>
          </table:table-cell>
          <table:table-cell office:value-type="string">
            <text:p>1:36:46</text:p>
          </table:table-cell>
          <table:table-cell table:formula="of:=[.G7]/19" office:value-type="time" office:time-value="PT00H05M05.578947S">
            <text:p>05:05.58</text:p>
          </table:table-cell>
          <table:table-cell office:value-type="float" office:value="2023">
            <text:p>202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Kyle Bradford</text:p>
          </table:table-cell>
          <table:table-cell office:value-type="string">
            <text:p>St Stephen</text:p>
          </table:table-cell>
          <table:table-cell office:value-type="string">
            <text:p>NB</text:p>
          </table:table-cell>
          <table:table-cell office:value-type="string">
            <text:p>30-39</text:p>
          </table:table-cell>
          <table:table-cell office:value-type="string">
            <text:p>M</text:p>
          </table:table-cell>
          <table:table-cell office:value-type="string">
            <text:p>1:38:09</text:p>
          </table:table-cell>
          <table:table-cell table:formula="of:=[.G8]/19" office:value-type="time" office:time-value="PT00H05M09.947368S">
            <text:p>05:09.95</text:p>
          </table:table-cell>
          <table:table-cell office:value-type="float" office:value="2021">
            <text:p>202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ark Hoel</text:p>
          </table:table-cell>
          <table:table-cell office:value-type="string">
            <text:p>St Andrews</text:p>
          </table:table-cell>
          <table:table-cell office:value-type="string">
            <text:p>NB</text:p>
          </table:table-cell>
          <table:table-cell office:value-type="string">
            <text:p>50-59</text:p>
          </table:table-cell>
          <table:table-cell office:value-type="string">
            <text:p>M</text:p>
          </table:table-cell>
          <table:table-cell office:value-type="string">
            <text:p>1:38:58</text:p>
          </table:table-cell>
          <table:table-cell table:formula="of:=[.G9]/19" office:value-type="time" office:time-value="PT00H05M12.526316S">
            <text:p>05:12.53</text:p>
          </table:table-cell>
          <table:table-cell office:value-type="float" office:value="2023">
            <text:p>202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Willie Brink</text:p>
          </table:table-cell>
          <table:table-cell office:value-type="string">
            <text:p>Hampton</text:p>
          </table:table-cell>
          <table:table-cell office:value-type="string">
            <text:p>NB</text:p>
          </table:table-cell>
          <table:table-cell office:value-type="string">
            <text:p>30-39</text:p>
          </table:table-cell>
          <table:table-cell office:value-type="string">
            <text:p>M</text:p>
          </table:table-cell>
          <table:table-cell office:value-type="string">
            <text:p>1:40:27</text:p>
          </table:table-cell>
          <table:table-cell table:formula="of:=[.G10]/19" office:value-type="time" office:time-value="PT00H05M17.210526S">
            <text:p>05:17.21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lex Quinn</text:p>
          </table:table-cell>
          <table:table-cell office:value-type="string">
            <text:p>Nauwigewauk</text:p>
          </table:table-cell>
          <table:table-cell office:value-type="string">
            <text:p>NB</text:p>
          </table:table-cell>
          <table:table-cell office:value-type="string">
            <text:p>30-39</text:p>
          </table:table-cell>
          <table:table-cell office:value-type="string">
            <text:p>M</text:p>
          </table:table-cell>
          <table:table-cell office:value-type="string">
            <text:p>1:41:45</text:p>
          </table:table-cell>
          <table:table-cell table:formula="of:=[.G11]/19" office:value-type="time" office:time-value="PT00H05M21.315789S">
            <text:p>05:21.32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ohn Upham</text:p>
          </table:table-cell>
          <table:table-cell office:value-type="string">
            <text:p>St Stephen</text:p>
          </table:table-cell>
          <table:table-cell office:value-type="string">
            <text:p>NB</text:p>
          </table:table-cell>
          <table:table-cell office:value-type="string">
            <text:p>30-39</text:p>
          </table:table-cell>
          <table:table-cell office:value-type="string">
            <text:p>M</text:p>
          </table:table-cell>
          <table:table-cell office:value-type="string">
            <text:p>1:42:23</text:p>
          </table:table-cell>
          <table:table-cell table:formula="of:=[.G12]/19" office:value-type="time" office:time-value="PT00H05M23.315789S">
            <text:p>05:23.32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regory Justason</text:p>
          </table:table-cell>
          <table:table-cell office:value-type="string">
            <text:p>Canal</text:p>
          </table:table-cell>
          <table:table-cell office:value-type="string">
            <text:p>NB</text:p>
          </table:table-cell>
          <table:table-cell office:value-type="string">
            <text:p>40-49</text:p>
          </table:table-cell>
          <table:table-cell office:value-type="string">
            <text:p>M</text:p>
          </table:table-cell>
          <table:table-cell office:value-type="string">
            <text:p>1:42:48</text:p>
          </table:table-cell>
          <table:table-cell table:formula="of:=[.G13]/19" office:value-type="time" office:time-value="PT00H05M24.631579S">
            <text:p>05:24.63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immy O'Halloran</text:p>
          </table:table-cell>
          <table:table-cell office:value-type="string">
            <text:p>Canal</text:p>
          </table:table-cell>
          <table:table-cell office:value-type="string">
            <text:p>NB</text:p>
          </table:table-cell>
          <table:table-cell office:value-type="string">
            <text:p>40-49</text:p>
          </table:table-cell>
          <table:table-cell office:value-type="string">
            <text:p>M</text:p>
          </table:table-cell>
          <table:table-cell office:value-type="string">
            <text:p>1:43:13</text:p>
          </table:table-cell>
          <table:table-cell table:formula="of:=[.G14]/19" office:value-type="time" office:time-value="PT00H05M25.947368S">
            <text:p>05:25.95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aden Howell</text:p>
          </table:table-cell>
          <table:table-cell office:value-type="string">
            <text:p>Centreville</text:p>
          </table:table-cell>
          <table:table-cell office:value-type="string">
            <text:p>NB</text:p>
          </table:table-cell>
          <table:table-cell office:value-type="string">
            <text:p>20-29</text:p>
          </table:table-cell>
          <table:table-cell office:value-type="string">
            <text:p>M</text:p>
          </table:table-cell>
          <table:table-cell office:value-type="string">
            <text:p>1:44:37</text:p>
          </table:table-cell>
          <table:table-cell table:formula="of:=[.G15]/19" office:value-type="time" office:time-value="PT00H05M30.368421S">
            <text:p>05:30.37</text:p>
          </table:table-cell>
          <table:table-cell office:value-type="float" office:value="2023">
            <text:p>202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Nathaniel Brewer</text:p>
          </table:table-cell>
          <table:table-cell office:value-type="string">
            <text:p>Fredericton</text:p>
          </table:table-cell>
          <table:table-cell office:value-type="string">
            <text:p>NB</text:p>
          </table:table-cell>
          <table:table-cell office:value-type="string">
            <text:p>30-39</text:p>
          </table:table-cell>
          <table:table-cell office:value-type="string">
            <text:p>M</text:p>
          </table:table-cell>
          <table:table-cell office:value-type="string">
            <text:p>1:45:19</text:p>
          </table:table-cell>
          <table:table-cell table:formula="of:=[.G16]/19" office:value-type="time" office:time-value="PT00H05M32.578947S">
            <text:p>05:32.58</text:p>
          </table:table-cell>
          <table:table-cell office:value-type="float" office:value="2023">
            <text:p>202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ark Hoel</text:p>
          </table:table-cell>
          <table:table-cell office:value-type="string">
            <text:p>St Andrews</text:p>
          </table:table-cell>
          <table:table-cell office:value-type="string">
            <text:p>NB</text:p>
          </table:table-cell>
          <table:table-cell office:value-type="string">
            <text:p>50-59</text:p>
          </table:table-cell>
          <table:table-cell office:value-type="string">
            <text:p>M</text:p>
          </table:table-cell>
          <table:table-cell office:value-type="string">
            <text:p>1:45:46</text:p>
          </table:table-cell>
          <table:table-cell table:formula="of:=[.G17]/19" office:value-type="time" office:time-value="PT00H05M34S">
            <text:p>05:34.00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Karl Mailhiot</text:p>
          </table:table-cell>
          <table:table-cell office:value-type="string">
            <text:p>Bayside</text:p>
          </table:table-cell>
          <table:table-cell office:value-type="string">
            <text:p>NB</text:p>
          </table:table-cell>
          <table:table-cell office:value-type="string">
            <text:p>40-49</text:p>
          </table:table-cell>
          <table:table-cell office:value-type="string">
            <text:p>M</text:p>
          </table:table-cell>
          <table:table-cell office:value-type="string">
            <text:p>1:46:49</text:p>
          </table:table-cell>
          <table:table-cell table:formula="of:=[.G18]/19" office:value-type="time" office:time-value="PT00H05M37.315789S">
            <text:p>05:37.32</text:p>
          </table:table-cell>
          <table:table-cell office:value-type="float" office:value="2023">
            <text:p>202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Michael McEwing</text:p>
          </table:table-cell>
          <table:table-cell office:value-type="string">
            <text:p>Woodstock</text:p>
          </table:table-cell>
          <table:table-cell office:value-type="string">
            <text:p>NB</text:p>
          </table:table-cell>
          <table:table-cell office:value-type="string">
            <text:p>50-59</text:p>
          </table:table-cell>
          <table:table-cell office:value-type="string">
            <text:p>M</text:p>
          </table:table-cell>
          <table:table-cell office:value-type="string">
            <text:p>1:47:26</text:p>
          </table:table-cell>
          <table:table-cell table:formula="of:=[.G19]/19" office:value-type="time" office:time-value="PT00H05M39.263158S">
            <text:p>05:39.26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icholas Huggard</text:p>
          </table:table-cell>
          <table:table-cell office:value-type="string">
            <text:p>Sussex</text:p>
          </table:table-cell>
          <table:table-cell office:value-type="string">
            <text:p>NB</text:p>
          </table:table-cell>
          <table:table-cell office:value-type="string">
            <text:p>20-29</text:p>
          </table:table-cell>
          <table:table-cell office:value-type="string">
            <text:p>M</text:p>
          </table:table-cell>
          <table:table-cell office:value-type="string">
            <text:p>1:49:42</text:p>
          </table:table-cell>
          <table:table-cell table:formula="of:=[.G20]/19" office:value-type="time" office:time-value="PT00H05M46.421053S">
            <text:p>05:46.42</text:p>
          </table:table-cell>
          <table:table-cell office:value-type="float" office:value="2021">
            <text:p>202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Mark Hoel</text:p>
          </table:table-cell>
          <table:table-cell office:value-type="string">
            <text:p>St Andrews</text:p>
          </table:table-cell>
          <table:table-cell office:value-type="string">
            <text:p>NB</text:p>
          </table:table-cell>
          <table:table-cell office:value-type="string">
            <text:p>50-59</text:p>
          </table:table-cell>
          <table:table-cell office:value-type="string">
            <text:p>M</text:p>
          </table:table-cell>
          <table:table-cell office:value-type="string">
            <text:p>1:50:30</text:p>
          </table:table-cell>
          <table:table-cell table:formula="of:=[.G21]/19" office:value-type="time" office:time-value="PT00H05M48.947368S">
            <text:p>05:48.95</text:p>
          </table:table-cell>
          <table:table-cell office:value-type="float" office:value="2021">
            <text:p>202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Nathaniel Brewer</text:p>
          </table:table-cell>
          <table:table-cell office:value-type="string">
            <text:p>Fredericton</text:p>
          </table:table-cell>
          <table:table-cell office:value-type="string">
            <text:p>NB</text:p>
          </table:table-cell>
          <table:table-cell office:value-type="string">
            <text:p>30-39</text:p>
          </table:table-cell>
          <table:table-cell office:value-type="string">
            <text:p>M</text:p>
          </table:table-cell>
          <table:table-cell office:value-type="string">
            <text:p>1:53:34</text:p>
          </table:table-cell>
          <table:table-cell table:formula="of:=[.G22]/19" office:value-type="time" office:time-value="PT00H05M58.631579S">
            <text:p>05:58.63</text:p>
          </table:table-cell>
          <table:table-cell office:value-type="float" office:value="2022">
            <text:p>2022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Alex Coffin</text:p>
          </table:table-cell>
          <table:table-cell office:value-type="string">
            <text:p>Sussex</text:p>
          </table:table-cell>
          <table:table-cell office:value-type="string">
            <text:p>NB</text:p>
          </table:table-cell>
          <table:table-cell office:value-type="string">
            <text:p>50-59</text:p>
          </table:table-cell>
          <table:table-cell office:value-type="string">
            <text:p>M</text:p>
          </table:table-cell>
          <table:table-cell office:value-type="string">
            <text:p>1:54:21</text:p>
          </table:table-cell>
          <table:table-cell table:formula="of:=[.G23]/19" office:value-type="time" office:time-value="PT00H06M01.105263S">
            <text:p>06:01.11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John Anthony</text:p>
          </table:table-cell>
          <table:table-cell office:value-type="string">
            <text:p>Quispamsis</text:p>
          </table:table-cell>
          <table:table-cell office:value-type="string">
            <text:p>NB</text:p>
          </table:table-cell>
          <table:table-cell office:value-type="string">
            <text:p>40-49</text:p>
          </table:table-cell>
          <table:table-cell office:value-type="string">
            <text:p>M</text:p>
          </table:table-cell>
          <table:table-cell office:value-type="string">
            <text:p>1:54:39</text:p>
          </table:table-cell>
          <table:table-cell table:formula="of:=[.G24]/19" office:value-type="time" office:time-value="PT00H06M02.052632S">
            <text:p>06:02.05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lex Quinn</text:p>
          </table:table-cell>
          <table:table-cell office:value-type="string">
            <text:p>Nauwigewaulk</text:p>
          </table:table-cell>
          <table:table-cell office:value-type="string">
            <text:p>NB</text:p>
          </table:table-cell>
          <table:table-cell office:value-type="string">
            <text:p>30-39</text:p>
          </table:table-cell>
          <table:table-cell office:value-type="string">
            <text:p>M</text:p>
          </table:table-cell>
          <table:table-cell office:value-type="string">
            <text:p>1:54:48</text:p>
          </table:table-cell>
          <table:table-cell table:formula="of:=[.G25]/19" office:value-type="time" office:time-value="PT00H06M02.526316S">
            <text:p>06:02.53</text:p>
          </table:table-cell>
          <table:table-cell office:value-type="float" office:value="2022">
            <text:p>202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Mark McGuire</text:p>
          </table:table-cell>
          <table:table-cell office:value-type="string">
            <text:p>St Andrews</text:p>
          </table:table-cell>
          <table:table-cell office:value-type="string">
            <text:p>NB</text:p>
          </table:table-cell>
          <table:table-cell office:value-type="string">
            <text:p>30-39</text:p>
          </table:table-cell>
          <table:table-cell office:value-type="string">
            <text:p>M</text:p>
          </table:table-cell>
          <table:table-cell office:value-type="string">
            <text:p>1:55:12</text:p>
          </table:table-cell>
          <table:table-cell table:formula="of:=[.G26]/19" office:value-type="time" office:time-value="PT00H06M03.789474S">
            <text:p>06:03.79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Karl Mailhiot</text:p>
          </table:table-cell>
          <table:table-cell office:value-type="string">
            <text:p>Bayside</text:p>
          </table:table-cell>
          <table:table-cell office:value-type="string">
            <text:p>NB</text:p>
          </table:table-cell>
          <table:table-cell office:value-type="string">
            <text:p>40-49</text:p>
          </table:table-cell>
          <table:table-cell office:value-type="string">
            <text:p>M</text:p>
          </table:table-cell>
          <table:table-cell office:value-type="string">
            <text:p>1:55:22</text:p>
          </table:table-cell>
          <table:table-cell table:formula="of:=[.G27]/19" office:value-type="time" office:time-value="PT00H06M04.315789S">
            <text:p>06:04.32</text:p>
          </table:table-cell>
          <table:table-cell office:value-type="float" office:value="2022">
            <text:p>202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Michael Ferguson</text:p>
          </table:table-cell>
          <table:table-cell office:value-type="string">
            <text:p>Rothesay</text:p>
          </table:table-cell>
          <table:table-cell office:value-type="string">
            <text:p>NB</text:p>
          </table:table-cell>
          <table:table-cell office:value-type="string">
            <text:p>30-39</text:p>
          </table:table-cell>
          <table:table-cell office:value-type="string">
            <text:p>M</text:p>
          </table:table-cell>
          <table:table-cell office:value-type="string">
            <text:p>1:55:31</text:p>
          </table:table-cell>
          <table:table-cell table:formula="of:=[.G28]/19" office:value-type="time" office:time-value="PT00H06M04.789474S">
            <text:p>06:04.79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ody Mackinnon</text:p>
          </table:table-cell>
          <table:table-cell office:value-type="string">
            <text:p>Grand Bay-Westfield</text:p>
          </table:table-cell>
          <table:table-cell office:value-type="string">
            <text:p>NB</text:p>
          </table:table-cell>
          <table:table-cell office:value-type="string">
            <text:p>30-39</text:p>
          </table:table-cell>
          <table:table-cell office:value-type="string">
            <text:p>M</text:p>
          </table:table-cell>
          <table:table-cell office:value-type="string">
            <text:p>1:56:39</text:p>
          </table:table-cell>
          <table:table-cell table:formula="of:=[.G29]/19" office:value-type="time" office:time-value="PT00H06M08.368421S">
            <text:p>06:08.37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ichelle Decourcey</text:p>
          </table:table-cell>
          <table:table-cell office:value-type="string">
            <text:p>Fredericton</text:p>
          </table:table-cell>
          <table:table-cell office:value-type="string">
            <text:p>NB</text:p>
          </table:table-cell>
          <table:table-cell office:value-type="string">
            <text:p>30-39</text:p>
          </table:table-cell>
          <table:table-cell office:value-type="string">
            <text:p>F</text:p>
          </table:table-cell>
          <table:table-cell office:value-type="string">
            <text:p>1:56:56</text:p>
          </table:table-cell>
          <table:table-cell table:formula="of:=[.G30]/19" office:value-type="time" office:time-value="PT00H06M09.263158S">
            <text:p>06:09.26</text:p>
          </table:table-cell>
          <table:table-cell office:value-type="float" office:value="2022">
            <text:p>202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Sarah Badger</text:p>
          </table:table-cell>
          <table:table-cell office:value-type="string">
            <text:p>Rothesay</text:p>
          </table:table-cell>
          <table:table-cell office:value-type="string">
            <text:p>NB</text:p>
          </table:table-cell>
          <table:table-cell office:value-type="string">
            <text:p>30-39</text:p>
          </table:table-cell>
          <table:table-cell office:value-type="string">
            <text:p>F</text:p>
          </table:table-cell>
          <table:table-cell office:value-type="string">
            <text:p>1:57:39</text:p>
          </table:table-cell>
          <table:table-cell table:formula="of:=[.G31]/19" office:value-type="time" office:time-value="PT00H06M11.526316S">
            <text:p>06:11.53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alachy McDonough</text:p>
          </table:table-cell>
          <table:table-cell office:value-type="string">
            <text:p>Saint John</text:p>
          </table:table-cell>
          <table:table-cell office:value-type="string">
            <text:p>NB</text:p>
          </table:table-cell>
          <table:table-cell office:value-type="string">
            <text:p>30-39</text:p>
          </table:table-cell>
          <table:table-cell office:value-type="string">
            <text:p>M</text:p>
          </table:table-cell>
          <table:table-cell office:value-type="string">
            <text:p>1:59:34</text:p>
          </table:table-cell>
          <table:table-cell table:formula="of:=[.G32]/19" office:value-type="time" office:time-value="PT00H06M17.578947S">
            <text:p>06:17.58</text:p>
          </table:table-cell>
          <table:table-cell office:value-type="float" office:value="2023">
            <text:p>202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Jamey Smith</text:p>
          </table:table-cell>
          <table:table-cell office:value-type="string">
            <text:p>St Andrews</text:p>
          </table:table-cell>
          <table:table-cell office:value-type="string">
            <text:p>NB</text:p>
          </table:table-cell>
          <table:table-cell office:value-type="string">
            <text:p>50-59</text:p>
          </table:table-cell>
          <table:table-cell office:value-type="string">
            <text:p>M</text:p>
          </table:table-cell>
          <table:table-cell office:value-type="string">
            <text:p>2:00:43</text:p>
          </table:table-cell>
          <table:table-cell table:formula="of:=[.G33]/19" office:value-type="time" office:time-value="PT00H06M21.210526S">
            <text:p>06:21.21</text:p>
          </table:table-cell>
          <table:table-cell office:value-type="float" office:value="2021">
            <text:p>202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Andrew Cooper</text:p>
          </table:table-cell>
          <table:table-cell office:value-type="string">
            <text:p>St Andrews</text:p>
          </table:table-cell>
          <table:table-cell office:value-type="string">
            <text:p>NB</text:p>
          </table:table-cell>
          <table:table-cell office:value-type="string">
            <text:p>50-59</text:p>
          </table:table-cell>
          <table:table-cell office:value-type="string">
            <text:p>M</text:p>
          </table:table-cell>
          <table:table-cell office:value-type="string">
            <text:p>2:00:46</text:p>
          </table:table-cell>
          <table:table-cell table:formula="of:=[.G34]/19" office:value-type="time" office:time-value="PT00H06M21.368421S">
            <text:p>06:21.37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ndy Mungham</text:p>
          </table:table-cell>
          <table:table-cell office:value-type="string">
            <text:p>Fredericton</text:p>
          </table:table-cell>
          <table:table-cell office:value-type="string">
            <text:p>NB</text:p>
          </table:table-cell>
          <table:table-cell office:value-type="string">
            <text:p>30-39</text:p>
          </table:table-cell>
          <table:table-cell office:value-type="string">
            <text:p>M</text:p>
          </table:table-cell>
          <table:table-cell office:value-type="string">
            <text:p>2:00:49</text:p>
          </table:table-cell>
          <table:table-cell table:formula="of:=[.G35]/19" office:value-type="time" office:time-value="PT00H06M21.526316S">
            <text:p>06:21.53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yle Mawer</text:p>
          </table:table-cell>
          <table:table-cell office:value-type="string">
            <text:p>Grand Manan</text:p>
          </table:table-cell>
          <table:table-cell office:value-type="string">
            <text:p>NB</text:p>
          </table:table-cell>
          <table:table-cell office:value-type="string">
            <text:p>40-49</text:p>
          </table:table-cell>
          <table:table-cell office:value-type="string">
            <text:p>M</text:p>
          </table:table-cell>
          <table:table-cell office:value-type="string">
            <text:p>2:00:56</text:p>
          </table:table-cell>
          <table:table-cell table:formula="of:=[.G36]/19" office:value-type="time" office:time-value="PT00H06M21.894737S">
            <text:p>06:21.89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Beverley Grobbelaar</text:p>
          </table:table-cell>
          <table:table-cell office:value-type="string">
            <text:p>Brockway</text:p>
          </table:table-cell>
          <table:table-cell office:value-type="string">
            <text:p>NB</text:p>
          </table:table-cell>
          <table:table-cell office:value-type="string">
            <text:p>40-49</text:p>
          </table:table-cell>
          <table:table-cell office:value-type="string">
            <text:p>F</text:p>
          </table:table-cell>
          <table:table-cell office:value-type="string">
            <text:p>2:01:23</text:p>
          </table:table-cell>
          <table:table-cell table:formula="of:=[.G37]/19" office:value-type="time" office:time-value="PT00H06M23.315789S">
            <text:p>06:23.32</text:p>
          </table:table-cell>
          <table:table-cell office:value-type="float" office:value="2023">
            <text:p>2023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Anke Brink</text:p>
          </table:table-cell>
          <table:table-cell office:value-type="string">
            <text:p>Hampton</text:p>
          </table:table-cell>
          <table:table-cell office:value-type="string">
            <text:p>NB</text:p>
          </table:table-cell>
          <table:table-cell office:value-type="string">
            <text:p>30-39</text:p>
          </table:table-cell>
          <table:table-cell office:value-type="string">
            <text:p>F</text:p>
          </table:table-cell>
          <table:table-cell office:value-type="string">
            <text:p>2:03:08</text:p>
          </table:table-cell>
          <table:table-cell table:formula="of:=[.G38]/19" office:value-type="time" office:time-value="PT00H06M28.842105S">
            <text:p>06:28.84</text:p>
          </table:table-cell>
          <table:table-cell office:value-type="float" office:value="2021">
            <text:p>202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Scott Smith</text:p>
          </table:table-cell>
          <table:table-cell office:value-type="string">
            <text:p>Rothesay</text:p>
          </table:table-cell>
          <table:table-cell office:value-type="string">
            <text:p>NB</text:p>
          </table:table-cell>
          <table:table-cell office:value-type="string">
            <text:p>40-49</text:p>
          </table:table-cell>
          <table:table-cell office:value-type="string">
            <text:p>M</text:p>
          </table:table-cell>
          <table:table-cell office:value-type="string">
            <text:p>2:03:37</text:p>
          </table:table-cell>
          <table:table-cell table:formula="of:=[.G39]/19" office:value-type="time" office:time-value="PT00H06M30.368421S">
            <text:p>06:30.37</text:p>
          </table:table-cell>
          <table:table-cell office:value-type="float" office:value="2021">
            <text:p>2021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Emilie Chiasson</text:p>
          </table:table-cell>
          <table:table-cell office:value-type="string">
            <text:p>Rothesay</text:p>
          </table:table-cell>
          <table:table-cell office:value-type="string">
            <text:p>NB</text:p>
          </table:table-cell>
          <table:table-cell office:value-type="string">
            <text:p>20-29</text:p>
          </table:table-cell>
          <table:table-cell office:value-type="string">
            <text:p>F</text:p>
          </table:table-cell>
          <table:table-cell office:value-type="string">
            <text:p>2:03:45</text:p>
          </table:table-cell>
          <table:table-cell table:formula="of:=[.G40]/19" office:value-type="time" office:time-value="PT00H06M30.789474S">
            <text:p>06:30.79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elissa Martin</text:p>
          </table:table-cell>
          <table:table-cell office:value-type="string">
            <text:p>Nauwigewauk</text:p>
          </table:table-cell>
          <table:table-cell office:value-type="string">
            <text:p>NB</text:p>
          </table:table-cell>
          <table:table-cell office:value-type="string">
            <text:p>40-49</text:p>
          </table:table-cell>
          <table:table-cell office:value-type="string">
            <text:p>F</text:p>
          </table:table-cell>
          <table:table-cell office:value-type="string">
            <text:p>2:05:56</text:p>
          </table:table-cell>
          <table:table-cell table:formula="of:=[.G41]/19" office:value-type="time" office:time-value="PT00H06M37.684211S">
            <text:p>06:37.68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imon Kurkimaki</text:p>
          </table:table-cell>
          <table:table-cell office:value-type="string">
            <text:p>St Andrews</text:p>
          </table:table-cell>
          <table:table-cell office:value-type="string">
            <text:p>NB</text:p>
          </table:table-cell>
          <table:table-cell office:value-type="string">
            <text:p>20-29</text:p>
          </table:table-cell>
          <table:table-cell office:value-type="string">
            <text:p>M</text:p>
          </table:table-cell>
          <table:table-cell office:value-type="string">
            <text:p>2:07:36</text:p>
          </table:table-cell>
          <table:table-cell table:formula="of:=[.G42]/19" office:value-type="time" office:time-value="PT00H06M42.947368S">
            <text:p>06:42.95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John Hough</text:p>
          </table:table-cell>
          <table:table-cell office:value-type="string">
            <text:p>Emunds</text:p>
          </table:table-cell>
          <table:table-cell office:value-type="string">
            <text:p>ME</text:p>
          </table:table-cell>
          <table:table-cell office:value-type="string">
            <text:p>60-69</text:p>
          </table:table-cell>
          <table:table-cell office:value-type="string">
            <text:p>M</text:p>
          </table:table-cell>
          <table:table-cell office:value-type="string">
            <text:p>2:10:57</text:p>
          </table:table-cell>
          <table:table-cell table:formula="of:=[.G43]/19" office:value-type="time" office:time-value="PT00H06M53.526316S">
            <text:p>06:53.53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eline Perley</text:p>
          </table:table-cell>
          <table:table-cell office:value-type="string">
            <text:p>Fredericton</text:p>
          </table:table-cell>
          <table:table-cell office:value-type="string">
            <text:p>NB</text:p>
          </table:table-cell>
          <table:table-cell office:value-type="string">
            <text:p>30-39</text:p>
          </table:table-cell>
          <table:table-cell office:value-type="string">
            <text:p>F</text:p>
          </table:table-cell>
          <table:table-cell office:value-type="string">
            <text:p>2:14:35</text:p>
          </table:table-cell>
          <table:table-cell table:formula="of:=[.G44]/19" office:value-type="time" office:time-value="PT00H07M05S">
            <text:p>07:05.00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Julie Strang</text:p>
          </table:table-cell>
          <table:table-cell office:value-type="string">
            <text:p>Fredericton</text:p>
          </table:table-cell>
          <table:table-cell office:value-type="string">
            <text:p>NB</text:p>
          </table:table-cell>
          <table:table-cell office:value-type="string">
            <text:p>30-39</text:p>
          </table:table-cell>
          <table:table-cell office:value-type="string">
            <text:p>F</text:p>
          </table:table-cell>
          <table:table-cell office:value-type="string">
            <text:p>2:15:13</text:p>
          </table:table-cell>
          <table:table-cell table:formula="of:=[.G45]/19" office:value-type="time" office:time-value="PT00H07M07S">
            <text:p>07:07.00</text:p>
          </table:table-cell>
          <table:table-cell office:value-type="float" office:value="2023">
            <text:p>202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Owen Jones</text:p>
          </table:table-cell>
          <table:table-cell office:value-type="string">
            <text:p>St Andrews</text:p>
          </table:table-cell>
          <table:table-cell office:value-type="string">
            <text:p>NB</text:p>
          </table:table-cell>
          <table:table-cell office:value-type="string">
            <text:p>30-39</text:p>
          </table:table-cell>
          <table:table-cell office:value-type="string">
            <text:p>M</text:p>
          </table:table-cell>
          <table:table-cell office:value-type="string">
            <text:p>2:15:15</text:p>
          </table:table-cell>
          <table:table-cell table:formula="of:=[.G46]/19" office:value-type="time" office:time-value="PT00H07M07.105263S">
            <text:p>07:07.11</text:p>
          </table:table-cell>
          <table:table-cell office:value-type="float" office:value="2022">
            <text:p>202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Aaron Collier</text:p>
          </table:table-cell>
          <table:table-cell office:value-type="string">
            <text:p>Auckland</text:p>
          </table:table-cell>
          <table:table-cell office:value-type="string">
            <text:p>NB</text:p>
          </table:table-cell>
          <table:table-cell office:value-type="string">
            <text:p>40-49</text:p>
          </table:table-cell>
          <table:table-cell office:value-type="string">
            <text:p>M</text:p>
          </table:table-cell>
          <table:table-cell office:value-type="string">
            <text:p>2:15:15</text:p>
          </table:table-cell>
          <table:table-cell table:formula="of:=[.G47]/19" office:value-type="time" office:time-value="PT00H07M07.105263S">
            <text:p>07:07.11</text:p>
          </table:table-cell>
          <table:table-cell office:value-type="float" office:value="2022">
            <text:p>202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Jessica Williams</text:p>
          </table:table-cell>
          <table:table-cell office:value-type="string">
            <text:p>St Stephen</text:p>
          </table:table-cell>
          <table:table-cell office:value-type="string">
            <text:p>NB</text:p>
          </table:table-cell>
          <table:table-cell office:value-type="string">
            <text:p>40-49</text:p>
          </table:table-cell>
          <table:table-cell office:value-type="string">
            <text:p>F</text:p>
          </table:table-cell>
          <table:table-cell office:value-type="string">
            <text:p>2:16:30</text:p>
          </table:table-cell>
          <table:table-cell table:formula="of:=[.G48]/19" office:value-type="time" office:time-value="PT00H07M11.052632S">
            <text:p>07:11.05</text:p>
          </table:table-cell>
          <table:table-cell office:value-type="float" office:value="2022">
            <text:p>2022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Ian Covey</text:p>
          </table:table-cell>
          <table:table-cell office:value-type="string">
            <text:p>St Andrews</text:p>
          </table:table-cell>
          <table:table-cell office:value-type="string">
            <text:p>NB</text:p>
          </table:table-cell>
          <table:table-cell office:value-type="string">
            <text:p>30-39</text:p>
          </table:table-cell>
          <table:table-cell office:value-type="string">
            <text:p>M</text:p>
          </table:table-cell>
          <table:table-cell office:value-type="string">
            <text:p>2:16:48</text:p>
          </table:table-cell>
          <table:table-cell table:formula="of:=[.G49]/19" office:value-type="time" office:time-value="PT00H07M12S">
            <text:p>07:12.00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Luc LeBlanc</text:p>
          </table:table-cell>
          <table:table-cell office:value-type="string">
            <text:p>Moncton</text:p>
          </table:table-cell>
          <table:table-cell office:value-type="string">
            <text:p>NB</text:p>
          </table:table-cell>
          <table:table-cell office:value-type="string">
            <text:p>30-39</text:p>
          </table:table-cell>
          <table:table-cell office:value-type="string">
            <text:p>M</text:p>
          </table:table-cell>
          <table:table-cell office:value-type="string">
            <text:p>2:18:05</text:p>
          </table:table-cell>
          <table:table-cell table:formula="of:=[.G50]/19" office:value-type="time" office:time-value="PT00H07M16.052632S">
            <text:p>07:16.05</text:p>
          </table:table-cell>
          <table:table-cell office:value-type="float" office:value="2023">
            <text:p>202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Ben Appleby</text:p>
          </table:table-cell>
          <table:table-cell office:value-type="string">
            <text:p>Saint John</text:p>
          </table:table-cell>
          <table:table-cell office:value-type="string">
            <text:p>NB</text:p>
          </table:table-cell>
          <table:table-cell office:value-type="string">
            <text:p>40-49</text:p>
          </table:table-cell>
          <table:table-cell office:value-type="string">
            <text:p>M</text:p>
          </table:table-cell>
          <table:table-cell office:value-type="string">
            <text:p>2:18:21</text:p>
          </table:table-cell>
          <table:table-cell table:formula="of:=[.G51]/19" office:value-type="time" office:time-value="PT00H07M16.894737S">
            <text:p>07:16.89</text:p>
          </table:table-cell>
          <table:table-cell office:value-type="float" office:value="2022">
            <text:p>2022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Martin Dupuis</text:p>
          </table:table-cell>
          <table:table-cell office:value-type="string">
            <text:p>Dieppe</text:p>
          </table:table-cell>
          <table:table-cell office:value-type="string">
            <text:p>NB</text:p>
          </table:table-cell>
          <table:table-cell office:value-type="string">
            <text:p>30-39</text:p>
          </table:table-cell>
          <table:table-cell office:value-type="string">
            <text:p>M</text:p>
          </table:table-cell>
          <table:table-cell office:value-type="string">
            <text:p>2:18:38</text:p>
          </table:table-cell>
          <table:table-cell table:formula="of:=[.G52]/19" office:value-type="time" office:time-value="PT00H07M17.789474S">
            <text:p>07:17.79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Jason Hiltz</text:p>
          </table:table-cell>
          <table:table-cell office:value-type="string">
            <text:p>Passekeag</text:p>
          </table:table-cell>
          <table:table-cell office:value-type="string">
            <text:p>NB</text:p>
          </table:table-cell>
          <table:table-cell office:value-type="string">
            <text:p>40-49</text:p>
          </table:table-cell>
          <table:table-cell office:value-type="string">
            <text:p>M</text:p>
          </table:table-cell>
          <table:table-cell office:value-type="string">
            <text:p>2:18:57</text:p>
          </table:table-cell>
          <table:table-cell table:formula="of:=[.G53]/19" office:value-type="time" office:time-value="PT00H07M18.789474S">
            <text:p>07:18.79</text:p>
          </table:table-cell>
          <table:table-cell office:value-type="float" office:value="2023">
            <text:p>202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Ian Covey</text:p>
          </table:table-cell>
          <table:table-cell office:value-type="string">
            <text:p>St Stephen</text:p>
          </table:table-cell>
          <table:table-cell office:value-type="string">
            <text:p>NB</text:p>
          </table:table-cell>
          <table:table-cell office:value-type="string">
            <text:p>30-39</text:p>
          </table:table-cell>
          <table:table-cell office:value-type="string">
            <text:p>M</text:p>
          </table:table-cell>
          <table:table-cell office:value-type="string">
            <text:p>2:18:57</text:p>
          </table:table-cell>
          <table:table-cell table:formula="of:=[.G54]/19" office:value-type="time" office:time-value="PT00H07M18.789474S">
            <text:p>07:18.79</text:p>
          </table:table-cell>
          <table:table-cell office:value-type="float" office:value="2021">
            <text:p>2021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Emily Hogan</text:p>
          </table:table-cell>
          <table:table-cell office:value-type="string">
            <text:p>Kanata</text:p>
          </table:table-cell>
          <table:table-cell office:value-type="string">
            <text:p>ON</text:p>
          </table:table-cell>
          <table:table-cell office:value-type="string">
            <text:p>20-29</text:p>
          </table:table-cell>
          <table:table-cell office:value-type="string">
            <text:p>F</text:p>
          </table:table-cell>
          <table:table-cell office:value-type="string">
            <text:p>2:19:11</text:p>
          </table:table-cell>
          <table:table-cell table:formula="of:=[.G55]/19" office:value-type="time" office:time-value="PT00H07M19.526316S">
            <text:p>07:19.53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Amber Daigle</text:p>
          </table:table-cell>
          <table:table-cell office:value-type="string">
            <text:p>Irishtown</text:p>
          </table:table-cell>
          <table:table-cell office:value-type="string">
            <text:p>NB</text:p>
          </table:table-cell>
          <table:table-cell office:value-type="string">
            <text:p>30-39</text:p>
          </table:table-cell>
          <table:table-cell office:value-type="string">
            <text:p>F</text:p>
          </table:table-cell>
          <table:table-cell office:value-type="string">
            <text:p>2:19:12</text:p>
          </table:table-cell>
          <table:table-cell table:formula="of:=[.G56]/19" office:value-type="time" office:time-value="PT00H07M19.578947S">
            <text:p>07:19.58</text:p>
          </table:table-cell>
          <table:table-cell office:value-type="float" office:value="2023">
            <text:p>2023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Ben Appleby</text:p>
          </table:table-cell>
          <table:table-cell office:value-type="string">
            <text:p>Saint John</text:p>
          </table:table-cell>
          <table:table-cell office:value-type="string">
            <text:p>NB</text:p>
          </table:table-cell>
          <table:table-cell office:value-type="string">
            <text:p>40-49</text:p>
          </table:table-cell>
          <table:table-cell office:value-type="string">
            <text:p>M</text:p>
          </table:table-cell>
          <table:table-cell office:value-type="string">
            <text:p>2:20:22</text:p>
          </table:table-cell>
          <table:table-cell table:formula="of:=[.G57]/19" office:value-type="time" office:time-value="PT00H07M23.263158S">
            <text:p>07:23.26</text:p>
          </table:table-cell>
          <table:table-cell office:value-type="float" office:value="2023">
            <text:p>2023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Julia Wright</text:p>
          </table:table-cell>
          <table:table-cell office:value-type="string">
            <text:p>Saint John</text:p>
          </table:table-cell>
          <table:table-cell office:value-type="string">
            <text:p>NB</text:p>
          </table:table-cell>
          <table:table-cell office:value-type="string">
            <text:p>30-39</text:p>
          </table:table-cell>
          <table:table-cell office:value-type="string">
            <text:p>F</text:p>
          </table:table-cell>
          <table:table-cell office:value-type="string">
            <text:p>2:20:30</text:p>
          </table:table-cell>
          <table:table-cell table:formula="of:=[.G58]/19" office:value-type="time" office:time-value="PT00H07M23.684211S">
            <text:p>07:23.68</text:p>
          </table:table-cell>
          <table:table-cell office:value-type="float" office:value="2022">
            <text:p>202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Philipe Bras</text:p>
          </table:table-cell>
          <table:table-cell office:value-type="string">
            <text:p>Fredericton</text:p>
          </table:table-cell>
          <table:table-cell office:value-type="string">
            <text:p>NB</text:p>
          </table:table-cell>
          <table:table-cell office:value-type="string">
            <text:p>30-39</text:p>
          </table:table-cell>
          <table:table-cell office:value-type="string">
            <text:p>M</text:p>
          </table:table-cell>
          <table:table-cell office:value-type="string">
            <text:p>2:20:49</text:p>
          </table:table-cell>
          <table:table-cell table:formula="of:=[.G59]/19" office:value-type="time" office:time-value="PT00H07M24.684211S">
            <text:p>07:24.68</text:p>
          </table:table-cell>
          <table:table-cell office:value-type="float" office:value="2022">
            <text:p>2022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Aimee Kohler</text:p>
          </table:table-cell>
          <table:table-cell office:value-type="string">
            <text:p>St George</text:p>
          </table:table-cell>
          <table:table-cell office:value-type="string">
            <text:p>NB</text:p>
          </table:table-cell>
          <table:table-cell office:value-type="string">
            <text:p>30-39</text:p>
          </table:table-cell>
          <table:table-cell office:value-type="string">
            <text:p>F</text:p>
          </table:table-cell>
          <table:table-cell office:value-type="string">
            <text:p>2:21:29</text:p>
          </table:table-cell>
          <table:table-cell table:formula="of:=[.G60]/19" office:value-type="time" office:time-value="PT00H07M26.789474S">
            <text:p>07:26.79</text:p>
          </table:table-cell>
          <table:table-cell office:value-type="float" office:value="2023">
            <text:p>2023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Ian Covey</text:p>
          </table:table-cell>
          <table:table-cell office:value-type="string">
            <text:p>Smithfield</text:p>
          </table:table-cell>
          <table:table-cell office:value-type="string">
            <text:p>NB</text:p>
          </table:table-cell>
          <table:table-cell office:value-type="string">
            <text:p>30-39</text:p>
          </table:table-cell>
          <table:table-cell office:value-type="string">
            <text:p>M</text:p>
          </table:table-cell>
          <table:table-cell office:value-type="string">
            <text:p>2:22:57</text:p>
          </table:table-cell>
          <table:table-cell table:formula="of:=[.G61]/19" office:value-type="time" office:time-value="PT00H07M31.421053S">
            <text:p>07:31.42</text:p>
          </table:table-cell>
          <table:table-cell office:value-type="float" office:value="2023">
            <text:p>2023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Benjamin Faulkner-Malik</text:p>
          </table:table-cell>
          <table:table-cell office:value-type="string">
            <text:p>St Andrews</text:p>
          </table:table-cell>
          <table:table-cell office:value-type="string">
            <text:p>NB</text:p>
          </table:table-cell>
          <table:table-cell office:value-type="string">
            <text:p>30-39</text:p>
          </table:table-cell>
          <table:table-cell office:value-type="string">
            <text:p>M</text:p>
          </table:table-cell>
          <table:table-cell office:value-type="string">
            <text:p>2:23:43</text:p>
          </table:table-cell>
          <table:table-cell table:formula="of:=[.G62]/19" office:value-type="time" office:time-value="PT00H07M33.842105S">
            <text:p>07:33.84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amuel Benigno</text:p>
          </table:table-cell>
          <table:table-cell office:value-type="string">
            <text:p>Fredericton</text:p>
          </table:table-cell>
          <table:table-cell office:value-type="string">
            <text:p>NB</text:p>
          </table:table-cell>
          <table:table-cell office:value-type="string">
            <text:p>40-49</text:p>
          </table:table-cell>
          <table:table-cell office:value-type="string">
            <text:p>M</text:p>
          </table:table-cell>
          <table:table-cell office:value-type="string">
            <text:p>2:24:00</text:p>
          </table:table-cell>
          <table:table-cell table:formula="of:=[.G63]/19" office:value-type="time" office:time-value="PT00H07M34.736842S">
            <text:p>07:34.74</text:p>
          </table:table-cell>
          <table:table-cell office:value-type="float" office:value="2023">
            <text:p>202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Kyle Gillespie</text:p>
          </table:table-cell>
          <table:table-cell office:value-type="string">
            <text:p>St Andrews</text:p>
          </table:table-cell>
          <table:table-cell office:value-type="string">
            <text:p>NB</text:p>
          </table:table-cell>
          <table:table-cell office:value-type="string">
            <text:p>30-39</text:p>
          </table:table-cell>
          <table:table-cell office:value-type="string">
            <text:p>M</text:p>
          </table:table-cell>
          <table:table-cell office:value-type="string">
            <text:p>2:27:30</text:p>
          </table:table-cell>
          <table:table-cell table:formula="of:=[.G64]/19" office:value-type="time" office:time-value="PT00H07M45.789474S">
            <text:p>07:45.79</text:p>
          </table:table-cell>
          <table:table-cell office:value-type="float" office:value="2023">
            <text:p>202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Aimee Kohler</text:p>
          </table:table-cell>
          <table:table-cell office:value-type="string">
            <text:p>St George</text:p>
          </table:table-cell>
          <table:table-cell office:value-type="string">
            <text:p>NB</text:p>
          </table:table-cell>
          <table:table-cell office:value-type="string">
            <text:p>30-39</text:p>
          </table:table-cell>
          <table:table-cell office:value-type="string">
            <text:p>F</text:p>
          </table:table-cell>
          <table:table-cell office:value-type="string">
            <text:p>2:28:16</text:p>
          </table:table-cell>
          <table:table-cell table:formula="of:=[.G65]/19" office:value-type="time" office:time-value="PT00H07M48.210526S">
            <text:p>07:48.21</text:p>
          </table:table-cell>
          <table:table-cell office:value-type="float" office:value="2022">
            <text:p>202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Aimee Kohler</text:p>
          </table:table-cell>
          <table:table-cell office:value-type="string">
            <text:p>St George</text:p>
          </table:table-cell>
          <table:table-cell office:value-type="string">
            <text:p>NB</text:p>
          </table:table-cell>
          <table:table-cell office:value-type="string">
            <text:p>30-39</text:p>
          </table:table-cell>
          <table:table-cell office:value-type="string">
            <text:p>F</text:p>
          </table:table-cell>
          <table:table-cell office:value-type="string">
            <text:p>2:31:40</text:p>
          </table:table-cell>
          <table:table-cell table:formula="of:=[.G66]/19" office:value-type="time" office:time-value="PT00H07M58.947368S">
            <text:p>07:58.95</text:p>
          </table:table-cell>
          <table:table-cell office:value-type="float" office:value="2021">
            <text:p>202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Andrew Jackson</text:p>
          </table:table-cell>
          <table:table-cell office:value-type="string">
            <text:p>St Andrews</text:p>
          </table:table-cell>
          <table:table-cell office:value-type="string">
            <text:p>NB</text:p>
          </table:table-cell>
          <table:table-cell office:value-type="string">
            <text:p>30-39</text:p>
          </table:table-cell>
          <table:table-cell office:value-type="string">
            <text:p>M</text:p>
          </table:table-cell>
          <table:table-cell office:value-type="string">
            <text:p>2:35:05</text:p>
          </table:table-cell>
          <table:table-cell table:formula="of:=[.G67]/19" office:value-type="time" office:time-value="PT00H08M09.736842S">
            <text:p>08:09.74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aleigh Dunfield</text:p>
          </table:table-cell>
          <table:table-cell office:value-type="string">
            <text:p>St Andrews</text:p>
          </table:table-cell>
          <table:table-cell office:value-type="string">
            <text:p>NB</text:p>
          </table:table-cell>
          <table:table-cell office:value-type="string">
            <text:p>30-39</text:p>
          </table:table-cell>
          <table:table-cell office:value-type="string">
            <text:p>F</text:p>
          </table:table-cell>
          <table:table-cell office:value-type="string">
            <text:p>2:36:05</text:p>
          </table:table-cell>
          <table:table-cell table:formula="of:=[.G68]/19" office:value-type="time" office:time-value="PT00H08M12.894737S">
            <text:p>08:12.89</text:p>
          </table:table-cell>
          <table:table-cell office:value-type="float" office:value="2021">
            <text:p>2021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Shane Tremblay</text:p>
          </table:table-cell>
          <table:table-cell office:value-type="string">
            <text:p>Sussex</text:p>
          </table:table-cell>
          <table:table-cell office:value-type="string">
            <text:p>NB</text:p>
          </table:table-cell>
          <table:table-cell office:value-type="string">
            <text:p>40-49</text:p>
          </table:table-cell>
          <table:table-cell office:value-type="string">
            <text:p>M</text:p>
          </table:table-cell>
          <table:table-cell office:value-type="string">
            <text:p>2:36:27</text:p>
          </table:table-cell>
          <table:table-cell table:formula="of:=[.G69]/19" office:value-type="time" office:time-value="PT00H08M14.052632S">
            <text:p>08:14.05</text:p>
          </table:table-cell>
          <table:table-cell office:value-type="float" office:value="2022">
            <text:p>2022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Philip Lowery</text:p>
          </table:table-cell>
          <table:table-cell office:value-type="string">
            <text:p>Fredericton</text:p>
          </table:table-cell>
          <table:table-cell office:value-type="string">
            <text:p>NB</text:p>
          </table:table-cell>
          <table:table-cell office:value-type="string">
            <text:p>60-69</text:p>
          </table:table-cell>
          <table:table-cell office:value-type="string">
            <text:p>M</text:p>
          </table:table-cell>
          <table:table-cell office:value-type="string">
            <text:p>2:39:12</text:p>
          </table:table-cell>
          <table:table-cell table:formula="of:=[.G70]/19" office:value-type="time" office:time-value="PT00H08M22.736842S">
            <text:p>08:22.74</text:p>
          </table:table-cell>
          <table:table-cell office:value-type="float" office:value="2023">
            <text:p>202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Ben Appleby</text:p>
          </table:table-cell>
          <table:table-cell office:value-type="string">
            <text:p>Saint John</text:p>
          </table:table-cell>
          <table:table-cell office:value-type="string">
            <text:p>NB</text:p>
          </table:table-cell>
          <table:table-cell office:value-type="string">
            <text:p>40-49</text:p>
          </table:table-cell>
          <table:table-cell office:value-type="string">
            <text:p>M</text:p>
          </table:table-cell>
          <table:table-cell office:value-type="string">
            <text:p>2:42:20</text:p>
          </table:table-cell>
          <table:table-cell table:formula="of:=[.G71]/19" office:value-type="time" office:time-value="PT00H08M32.631579S">
            <text:p>08:32.63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aleigh Dunfield</text:p>
          </table:table-cell>
          <table:table-cell office:value-type="string">
            <text:p>St Andrews</text:p>
          </table:table-cell>
          <table:table-cell office:value-type="string">
            <text:p>NB</text:p>
          </table:table-cell>
          <table:table-cell office:value-type="string">
            <text:p>30-39</text:p>
          </table:table-cell>
          <table:table-cell office:value-type="string">
            <text:p>F</text:p>
          </table:table-cell>
          <table:table-cell office:value-type="string">
            <text:p>2:42:39</text:p>
          </table:table-cell>
          <table:table-cell table:formula="of:=[.G72]/19" office:value-type="time" office:time-value="PT00H08M33.631579S">
            <text:p>08:33.63</text:p>
          </table:table-cell>
          <table:table-cell office:value-type="float" office:value="2023">
            <text:p>2023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Brooke Reid</text:p>
          </table:table-cell>
          <table:table-cell office:value-type="string">
            <text:p>St Andrews</text:p>
          </table:table-cell>
          <table:table-cell office:value-type="string">
            <text:p>NB</text:p>
          </table:table-cell>
          <table:table-cell office:value-type="string">
            <text:p>19&amp;&lt;</text:p>
          </table:table-cell>
          <table:table-cell office:value-type="string">
            <text:p>F</text:p>
          </table:table-cell>
          <table:table-cell office:value-type="string">
            <text:p>2:42:45</text:p>
          </table:table-cell>
          <table:table-cell table:formula="of:=[.G73]/19" office:value-type="time" office:time-value="PT00H08M33.947368S">
            <text:p>08:33.95</text:p>
          </table:table-cell>
          <table:table-cell office:value-type="float" office:value="2021">
            <text:p>202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Monique Marais</text:p>
          </table:table-cell>
          <table:table-cell office:value-type="string">
            <text:p>Saint John</text:p>
          </table:table-cell>
          <table:table-cell office:value-type="string">
            <text:p>NB</text:p>
          </table:table-cell>
          <table:table-cell office:value-type="string">
            <text:p>40-49</text:p>
          </table:table-cell>
          <table:table-cell office:value-type="string">
            <text:p>F</text:p>
          </table:table-cell>
          <table:table-cell office:value-type="string">
            <text:p>2:44:45</text:p>
          </table:table-cell>
          <table:table-cell table:formula="of:=[.G74]/19" office:value-type="time" office:time-value="PT00H08M40.263158S">
            <text:p>08:40.26</text:p>
          </table:table-cell>
          <table:table-cell office:value-type="float" office:value="2022">
            <text:p>2022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Janell De Graaff</text:p>
          </table:table-cell>
          <table:table-cell office:value-type="string">
            <text:p>St Stephen</text:p>
          </table:table-cell>
          <table:table-cell office:value-type="string">
            <text:p>NB</text:p>
          </table:table-cell>
          <table:table-cell office:value-type="string">
            <text:p>30-39</text:p>
          </table:table-cell>
          <table:table-cell office:value-type="string">
            <text:p>F</text:p>
          </table:table-cell>
          <table:table-cell office:value-type="string">
            <text:p>2:45:42</text:p>
          </table:table-cell>
          <table:table-cell table:formula="of:=[.G75]/19" office:value-type="time" office:time-value="PT00H08M43.263158S">
            <text:p>08:43.26</text:p>
          </table:table-cell>
          <table:table-cell office:value-type="float" office:value="2022">
            <text:p>2022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Kyle Gillespie</text:p>
          </table:table-cell>
          <table:table-cell office:value-type="string">
            <text:p>St Andrews</text:p>
          </table:table-cell>
          <table:table-cell office:value-type="string">
            <text:p>NB</text:p>
          </table:table-cell>
          <table:table-cell office:value-type="string">
            <text:p>30-39</text:p>
          </table:table-cell>
          <table:table-cell office:value-type="string">
            <text:p>M</text:p>
          </table:table-cell>
          <table:table-cell office:value-type="string">
            <text:p>2:47:55</text:p>
          </table:table-cell>
          <table:table-cell table:formula="of:=[.G76]/19" office:value-type="time" office:time-value="PT00H08M50.263158S">
            <text:p>08:50.26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aleigh Dunfield</text:p>
          </table:table-cell>
          <table:table-cell office:value-type="string">
            <text:p>St Andrews</text:p>
          </table:table-cell>
          <table:table-cell office:value-type="string">
            <text:p>NB</text:p>
          </table:table-cell>
          <table:table-cell office:value-type="string">
            <text:p>30-39</text:p>
          </table:table-cell>
          <table:table-cell office:value-type="string">
            <text:p>F</text:p>
          </table:table-cell>
          <table:table-cell office:value-type="string">
            <text:p>2:51:13</text:p>
          </table:table-cell>
          <table:table-cell table:formula="of:=[.G77]/19" office:value-type="time" office:time-value="PT00H09M00.684211S">
            <text:p>09:00.68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Maureen Daigle</text:p>
          </table:table-cell>
          <table:table-cell office:value-type="string">
            <text:p>Fredericton</text:p>
          </table:table-cell>
          <table:table-cell office:value-type="string">
            <text:p>NB</text:p>
          </table:table-cell>
          <table:table-cell office:value-type="string">
            <text:p>60-69</text:p>
          </table:table-cell>
          <table:table-cell office:value-type="string">
            <text:p>F</text:p>
          </table:table-cell>
          <table:table-cell office:value-type="string">
            <text:p>2:54:04</text:p>
          </table:table-cell>
          <table:table-cell table:formula="of:=[.G78]/19" office:value-type="time" office:time-value="PT00H09M09.684211S">
            <text:p>09:09.68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James Hoyt</text:p>
          </table:table-cell>
          <table:table-cell office:value-type="string">
            <text:p>Hanwell</text:p>
          </table:table-cell>
          <table:table-cell office:value-type="string">
            <text:p>NB</text:p>
          </table:table-cell>
          <table:table-cell office:value-type="string">
            <text:p>50-59</text:p>
          </table:table-cell>
          <table:table-cell office:value-type="string">
            <text:p>M</text:p>
          </table:table-cell>
          <table:table-cell office:value-type="string">
            <text:p>2:54:05</text:p>
          </table:table-cell>
          <table:table-cell table:formula="of:=[.G79]/19" office:value-type="time" office:time-value="PT00H09M09.736842S">
            <text:p>09:09.74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Katherine Strang</text:p>
          </table:table-cell>
          <table:table-cell office:value-type="string">
            <text:p>Etobicoke</text:p>
          </table:table-cell>
          <table:table-cell office:value-type="string">
            <text:p>ON</text:p>
          </table:table-cell>
          <table:table-cell office:value-type="string">
            <text:p>30-39</text:p>
          </table:table-cell>
          <table:table-cell office:value-type="string">
            <text:p>F</text:p>
          </table:table-cell>
          <table:table-cell office:value-type="string">
            <text:p>2:56:44</text:p>
          </table:table-cell>
          <table:table-cell table:formula="of:=[.G80]/19" office:value-type="time" office:time-value="PT00H09M18.105263S">
            <text:p>09:18.11</text:p>
          </table:table-cell>
          <table:table-cell office:value-type="float" office:value="2023">
            <text:p>2023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avid Holman</text:p>
          </table:table-cell>
          <table:table-cell office:value-type="string">
            <text:p>Etobicoke</text:p>
          </table:table-cell>
          <table:table-cell office:value-type="string">
            <text:p>ON</text:p>
          </table:table-cell>
          <table:table-cell office:value-type="string">
            <text:p>40-49</text:p>
          </table:table-cell>
          <table:table-cell office:value-type="string">
            <text:p>M</text:p>
          </table:table-cell>
          <table:table-cell office:value-type="string">
            <text:p>2:56:48</text:p>
          </table:table-cell>
          <table:table-cell table:formula="of:=[.G81]/19" office:value-type="time" office:time-value="PT00H09M18.315789S">
            <text:p>09:18.32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Nancy Boutcher</text:p>
          </table:table-cell>
          <table:table-cell office:value-type="string">
            <text:p>Saint John</text:p>
          </table:table-cell>
          <table:table-cell office:value-type="string">
            <text:p>NB</text:p>
          </table:table-cell>
          <table:table-cell office:value-type="string">
            <text:p>40-49</text:p>
          </table:table-cell>
          <table:table-cell office:value-type="string">
            <text:p>F</text:p>
          </table:table-cell>
          <table:table-cell office:value-type="string">
            <text:p>3:01:21</text:p>
          </table:table-cell>
          <table:table-cell table:formula="of:=[.G82]/19" office:value-type="time" office:time-value="PT00H09M32.684211S">
            <text:p>09:32.68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hrista Mabee</text:p>
          </table:table-cell>
          <table:table-cell office:value-type="string">
            <text:p>Saint John</text:p>
          </table:table-cell>
          <table:table-cell office:value-type="string">
            <text:p>NB</text:p>
          </table:table-cell>
          <table:table-cell office:value-type="string">
            <text:p>30-39</text:p>
          </table:table-cell>
          <table:table-cell office:value-type="string">
            <text:p>F</text:p>
          </table:table-cell>
          <table:table-cell office:value-type="string">
            <text:p>3:03:28</text:p>
          </table:table-cell>
          <table:table-cell table:formula="of:=[.G83]/19" office:value-type="time" office:time-value="PT00H09M39.368421S">
            <text:p>09:39.37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Kurt Gumushel</text:p>
          </table:table-cell>
          <table:table-cell office:value-type="string">
            <text:p>St Andrews</text:p>
          </table:table-cell>
          <table:table-cell office:value-type="string">
            <text:p>NB</text:p>
          </table:table-cell>
          <table:table-cell office:value-type="string">
            <text:p>50-59</text:p>
          </table:table-cell>
          <table:table-cell office:value-type="string">
            <text:p>M</text:p>
          </table:table-cell>
          <table:table-cell office:value-type="string">
            <text:p>3:03:29</text:p>
          </table:table-cell>
          <table:table-cell table:formula="of:=[.G84]/19" office:value-type="time" office:time-value="PT00H09M39.421053S">
            <text:p>09:39.42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Kurt Gumushel</text:p>
          </table:table-cell>
          <table:table-cell office:value-type="string">
            <text:p>St Andrews</text:p>
          </table:table-cell>
          <table:table-cell office:value-type="string">
            <text:p>NB</text:p>
          </table:table-cell>
          <table:table-cell office:value-type="string">
            <text:p>50-59</text:p>
          </table:table-cell>
          <table:table-cell office:value-type="string">
            <text:p>M</text:p>
          </table:table-cell>
          <table:table-cell office:value-type="string">
            <text:p>3:03:35</text:p>
          </table:table-cell>
          <table:table-cell table:formula="of:=[.G85]/19" office:value-type="time" office:time-value="PT00H09M39.736842S">
            <text:p>09:39.74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Amelie McDonald</text:p>
          </table:table-cell>
          <table:table-cell office:value-type="string">
            <text:p>Quispamsis</text:p>
          </table:table-cell>
          <table:table-cell office:value-type="string">
            <text:p>NB</text:p>
          </table:table-cell>
          <table:table-cell office:value-type="string">
            <text:p>30-39</text:p>
          </table:table-cell>
          <table:table-cell office:value-type="string">
            <text:p>F</text:p>
          </table:table-cell>
          <table:table-cell office:value-type="string">
            <text:p>3:04:21</text:p>
          </table:table-cell>
          <table:table-cell table:formula="of:=[.G86]/19" office:value-type="time" office:time-value="PT00H09M42.157895S">
            <text:p>09:42.16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Anne Arsenault</text:p>
          </table:table-cell>
          <table:table-cell office:value-type="string">
            <text:p>Smithtown</text:p>
          </table:table-cell>
          <table:table-cell office:value-type="string">
            <text:p>NB</text:p>
          </table:table-cell>
          <table:table-cell office:value-type="string">
            <text:p>40-49</text:p>
          </table:table-cell>
          <table:table-cell office:value-type="string">
            <text:p>F</text:p>
          </table:table-cell>
          <table:table-cell office:value-type="string">
            <text:p>3:04:22</text:p>
          </table:table-cell>
          <table:table-cell table:formula="of:=[.G87]/19" office:value-type="time" office:time-value="PT00H09M42.210526S">
            <text:p>09:42.21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shlyn Hall</text:p>
          </table:table-cell>
          <table:table-cell office:value-type="string">
            <text:p>Quispamsis</text:p>
          </table:table-cell>
          <table:table-cell office:value-type="string">
            <text:p>NB</text:p>
          </table:table-cell>
          <table:table-cell office:value-type="string">
            <text:p>20-29</text:p>
          </table:table-cell>
          <table:table-cell office:value-type="string">
            <text:p>F</text:p>
          </table:table-cell>
          <table:table-cell office:value-type="string">
            <text:p>3:04:25</text:p>
          </table:table-cell>
          <table:table-cell table:formula="of:=[.G88]/19" office:value-type="time" office:time-value="PT00H09M42.368421S">
            <text:p>09:42.37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/>Kurt Gumushel</text:p>
          </table:table-cell>
          <table:table-cell office:value-type="string">
            <text:p><text:s/>St Andrews</text:p>
          </table:table-cell>
          <table:table-cell office:value-type="string">
            <text:p><text:s/>NB</text:p>
          </table:table-cell>
          <table:table-cell office:value-type="string">
            <text:p>50-59</text:p>
          </table:table-cell>
          <table:table-cell office:value-type="string">
            <text:p>M</text:p>
          </table:table-cell>
          <table:table-cell office:value-type="string">
            <text:p>3:23:37</text:p>
          </table:table-cell>
          <table:table-cell table:formula="of:=[.G89]/19" office:value-type="time" office:time-value="PT00H10M43S">
            <text:p>10:43.00</text:p>
          </table:table-cell>
          <table:table-cell office:value-type="float" office:value="2023">
            <text:p>2023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<text:s/>Richard Stairs</text:p>
          </table:table-cell>
          <table:table-cell office:value-type="string">
            <text:p><text:s/>Fredericton</text:p>
          </table:table-cell>
          <table:table-cell office:value-type="string">
            <text:p><text:s/>NB</text:p>
          </table:table-cell>
          <table:table-cell office:value-type="string">
            <text:p>60-69</text:p>
          </table:table-cell>
          <table:table-cell office:value-type="string">
            <text:p>M</text:p>
          </table:table-cell>
          <table:table-cell office:value-type="string">
            <text:p>3:24:29</text:p>
          </table:table-cell>
          <table:table-cell table:formula="of:=[.G90]/19" office:value-type="time" office:time-value="PT00H10M45.736842S">
            <text:p>10:45.74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Tiffany Bell-Clift</text:p>
          </table:table-cell>
          <table:table-cell office:value-type="string">
            <text:p>Bocabec</text:p>
          </table:table-cell>
          <table:table-cell office:value-type="string">
            <text:p>NB</text:p>
          </table:table-cell>
          <table:table-cell office:value-type="string">
            <text:p>40-49</text:p>
          </table:table-cell>
          <table:table-cell office:value-type="string">
            <text:p>F</text:p>
          </table:table-cell>
          <table:table-cell office:value-type="string">
            <text:p>3:26:44</text:p>
          </table:table-cell>
          <table:table-cell table:formula="of:=[.G91]/19" office:value-type="time" office:time-value="PT00H10M52.842105S">
            <text:p>10:52.84</text:p>
          </table:table-cell>
          <table:table-cell office:value-type="float" office:value="2021">
            <text:p>2021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ara Kerr</text:p>
          </table:table-cell>
          <table:table-cell office:value-type="string">
            <text:p>Bayside</text:p>
          </table:table-cell>
          <table:table-cell office:value-type="string">
            <text:p>NB</text:p>
          </table:table-cell>
          <table:table-cell office:value-type="string">
            <text:p>40-49</text:p>
          </table:table-cell>
          <table:table-cell office:value-type="string">
            <text:p>F</text:p>
          </table:table-cell>
          <table:table-cell office:value-type="string">
            <text:p>3:26:45</text:p>
          </table:table-cell>
          <table:table-cell table:formula="of:=[.G92]/19" office:value-type="time" office:time-value="PT00H10M52.894737S">
            <text:p>10:52.89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Michael Coyne</text:p>
          </table:table-cell>
          <table:table-cell office:value-type="string">
            <text:p>Crocker Hill</text:p>
          </table:table-cell>
          <table:table-cell office:value-type="string">
            <text:p>NB</text:p>
          </table:table-cell>
          <table:table-cell office:value-type="string">
            <text:p>70-79</text:p>
          </table:table-cell>
          <table:table-cell office:value-type="string">
            <text:p>M</text:p>
          </table:table-cell>
          <table:table-cell office:value-type="string">
            <text:p>3:38:55</text:p>
          </table:table-cell>
          <table:table-cell table:formula="of:=[.G93]/19" office:value-type="time" office:time-value="PT00H11M31.315789S">
            <text:p>11:31.32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aula Didham</text:p>
          </table:table-cell>
          <table:table-cell office:value-type="string">
            <text:p>Crocker Hill</text:p>
          </table:table-cell>
          <table:table-cell office:value-type="string">
            <text:p>NB</text:p>
          </table:table-cell>
          <table:table-cell office:value-type="string">
            <text:p>60-69</text:p>
          </table:table-cell>
          <table:table-cell office:value-type="string">
            <text:p>F</text:p>
          </table:table-cell>
          <table:table-cell office:value-type="string">
            <text:p>3:39:45</text:p>
          </table:table-cell>
          <table:table-cell table:formula="of:=[.G94]/19" office:value-type="time" office:time-value="PT00H11M33.947368S">
            <text:p>11:33.95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Tom Mungham</text:p>
          </table:table-cell>
          <table:table-cell office:value-type="string">
            <text:p>Bocabec</text:p>
          </table:table-cell>
          <table:table-cell office:value-type="string">
            <text:p>NB</text:p>
          </table:table-cell>
          <table:table-cell office:value-type="string">
            <text:p>60-69</text:p>
          </table:table-cell>
          <table:table-cell office:value-type="string">
            <text:p>M</text:p>
          </table:table-cell>
          <table:table-cell office:value-type="string">
            <text:p>DNF</text:p>
          </table:table-cell>
          <table:table-cell office:value-type="time" office:time-value="PT00H00M00S">
            <text:p>00:00.00</text:p>
          </table:table-cell>
          <table:table-cell office:value-type="float" office:value="2023">
            <text:p>2023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Leo Cruz</text:p>
          </table:table-cell>
          <table:table-cell office:value-type="string">
            <text:p>Fredericton</text:p>
          </table:table-cell>
          <table:table-cell office:value-type="string">
            <text:p>NB</text:p>
          </table:table-cell>
          <table:table-cell office:value-type="string">
            <text:p>50-59</text:p>
          </table:table-cell>
          <table:table-cell office:value-type="string">
            <text:p>M</text:p>
          </table:table-cell>
          <table:table-cell office:value-type="string">
            <text:p>DNF</text:p>
          </table:table-cell>
          <table:table-cell office:value-type="time" office:time-value="PT00H00M00S">
            <text:p>00:00.00</text:p>
          </table:table-cell>
          <table:table-cell office:value-type="float" office:value="2023">
            <text:p>2023</text:p>
          </table:table-cell>
        </table:table-row>
        <table:table-row table:style-name="ro2" table:number-rows-repeated="1048479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11" table:style-name="ta1" table:print="false"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4" table:default-cell-style-name="ce1"/>
        <table:table-column table:style-name="co4" table:default-cell-style-name="Default"/>
        <table:table-row table:style-name="ro1">
          <table:table-cell office:value-type="string">
            <text:p>Pos</text:p>
          </table:table-cell>
          <table:table-cell office:value-type="string">
            <text:p>Athlete</text:p>
          </table:table-cell>
          <table:table-cell office:value-type="string">
            <text:p>Residence</text:p>
          </table:table-cell>
          <table:table-cell office:value-type="string">
            <text:p>Prov</text:p>
          </table:table-cell>
          <table:table-cell office:value-type="string">
            <text:p>Cat</text:p>
          </table:table-cell>
          <table:table-cell office:value-type="string">
            <text:p>M/F</text:p>
          </table:table-cell>
          <table:table-cell office:value-type="string">
            <text:p>Chrono</text:p>
          </table:table-cell>
          <table:table-cell office:value-type="string">
            <text:p>Pace</text:p>
          </table:table-cell>
          <table:table-cell office:value-type="string">
            <text:p>Year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am Couture</text:p>
          </table:table-cell>
          <table:table-cell office:value-type="string">
            <text:p>Fredericton</text:p>
          </table:table-cell>
          <table:table-cell office:value-type="string">
            <text:p>NB</text:p>
          </table:table-cell>
          <table:table-cell office:value-type="string">
            <text:p>19&amp;&lt;</text:p>
          </table:table-cell>
          <table:table-cell office:value-type="string">
            <text:p>M</text:p>
          </table:table-cell>
          <table:table-cell table:style-name="ce1" office:value-type="string">
            <text:p>00:57:07</text:p>
          </table:table-cell>
          <table:table-cell table:style-name="ce2" table:formula="of:=[.G2]/11" office:value-type="time" office:time-value="PT00H05M11.545455S">
            <text:p>05:11.55</text:p>
          </table:table-cell>
          <table:table-cell office:value-type="float" office:value="2023">
            <text:p>202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at Couture</text:p>
          </table:table-cell>
          <table:table-cell office:value-type="string">
            <text:p>Fredericton</text:p>
          </table:table-cell>
          <table:table-cell office:value-type="string">
            <text:p>NB</text:p>
          </table:table-cell>
          <table:table-cell office:value-type="string">
            <text:p>40-49</text:p>
          </table:table-cell>
          <table:table-cell office:value-type="string">
            <text:p>M</text:p>
          </table:table-cell>
          <table:table-cell table:style-name="ce1" office:value-type="string">
            <text:p>00:57:10</text:p>
          </table:table-cell>
          <table:table-cell table:style-name="ce2" table:formula="of:=[.G3]/11" office:value-type="time" office:time-value="PT00H05M11.818182S">
            <text:p>05:11.82</text:p>
          </table:table-cell>
          <table:table-cell office:value-type="float" office:value="2023">
            <text:p>202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Victoria McGuire</text:p>
          </table:table-cell>
          <table:table-cell office:value-type="string">
            <text:p>St Andrews</text:p>
          </table:table-cell>
          <table:table-cell office:value-type="string">
            <text:p>NB</text:p>
          </table:table-cell>
          <table:table-cell office:value-type="string">
            <text:p>30-39</text:p>
          </table:table-cell>
          <table:table-cell office:value-type="string">
            <text:p>F</text:p>
          </table:table-cell>
          <table:table-cell table:style-name="ce1" office:value-type="string">
            <text:p>1:06:08</text:p>
          </table:table-cell>
          <table:table-cell table:style-name="ce2" table:formula="of:=[.G4]/11" office:value-type="time" office:time-value="PT00H06M00.727273S">
            <text:p>06:00.73</text:p>
          </table:table-cell>
          <table:table-cell office:value-type="float" office:value="2023">
            <text:p>202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melia Welch</text:p>
          </table:table-cell>
          <table:table-cell office:value-type="string">
            <text:p>Fredericton</text:p>
          </table:table-cell>
          <table:table-cell office:value-type="string">
            <text:p>NB</text:p>
          </table:table-cell>
          <table:table-cell office:value-type="string">
            <text:p>20-29</text:p>
          </table:table-cell>
          <table:table-cell office:value-type="string">
            <text:p>F</text:p>
          </table:table-cell>
          <table:table-cell table:style-name="ce1" office:value-type="string">
            <text:p>1:08:15</text:p>
          </table:table-cell>
          <table:table-cell table:style-name="ce2" table:formula="of:=[.G5]/11" office:value-type="time" office:time-value="PT00H06M12.272727S">
            <text:p>06:12.27</text:p>
          </table:table-cell>
          <table:table-cell office:value-type="float" office:value="2023">
            <text:p>202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Isabelle LeBlanc</text:p>
          </table:table-cell>
          <table:table-cell office:value-type="string">
            <text:p>Fredericton</text:p>
          </table:table-cell>
          <table:table-cell office:value-type="string">
            <text:p>NB</text:p>
          </table:table-cell>
          <table:table-cell office:value-type="string">
            <text:p>30-39</text:p>
          </table:table-cell>
          <table:table-cell office:value-type="string">
            <text:p>F</text:p>
          </table:table-cell>
          <table:table-cell table:style-name="ce1" office:value-type="string">
            <text:p>1:11:58</text:p>
          </table:table-cell>
          <table:table-cell table:style-name="ce2" table:formula="of:=[.G6]/11" office:value-type="time" office:time-value="PT00H06M32.545455S">
            <text:p>06:32.55</text:p>
          </table:table-cell>
          <table:table-cell office:value-type="float" office:value="2023">
            <text:p>202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Emily Way-Nee</text:p>
          </table:table-cell>
          <table:table-cell office:value-type="string">
            <text:p>St Andrews</text:p>
          </table:table-cell>
          <table:table-cell office:value-type="string">
            <text:p>NB</text:p>
          </table:table-cell>
          <table:table-cell office:value-type="string">
            <text:p>20-29</text:p>
          </table:table-cell>
          <table:table-cell office:value-type="string">
            <text:p>F</text:p>
          </table:table-cell>
          <table:table-cell table:style-name="ce1" office:value-type="string">
            <text:p>1:12:21</text:p>
          </table:table-cell>
          <table:table-cell table:style-name="ce2" table:formula="of:=[.G7]/11" office:value-type="time" office:time-value="PT00H06M34.636364S">
            <text:p>06:34.64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Jenna O'Halloran</text:p>
          </table:table-cell>
          <table:table-cell office:value-type="string">
            <text:p>Canal</text:p>
          </table:table-cell>
          <table:table-cell office:value-type="string">
            <text:p>NB</text:p>
          </table:table-cell>
          <table:table-cell office:value-type="string">
            <text:p>30-39</text:p>
          </table:table-cell>
          <table:table-cell office:value-type="string">
            <text:p>F</text:p>
          </table:table-cell>
          <table:table-cell table:style-name="ce1" office:value-type="string">
            <text:p>1:12:58</text:p>
          </table:table-cell>
          <table:table-cell table:style-name="ce2" table:formula="of:=[.G8]/11" office:value-type="time" office:time-value="PT00H06M38S">
            <text:p>06:38.00</text:p>
          </table:table-cell>
          <table:table-cell office:value-type="float" office:value="2023">
            <text:p>202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Monica Andersen</text:p>
          </table:table-cell>
          <table:table-cell office:value-type="string">
            <text:p>St Andrews</text:p>
          </table:table-cell>
          <table:table-cell office:value-type="string">
            <text:p>NB</text:p>
          </table:table-cell>
          <table:table-cell office:value-type="string">
            <text:p>50-59</text:p>
          </table:table-cell>
          <table:table-cell office:value-type="string">
            <text:p>F</text:p>
          </table:table-cell>
          <table:table-cell table:style-name="ce1" office:value-type="string">
            <text:p>1:14:33</text:p>
          </table:table-cell>
          <table:table-cell table:style-name="ce2" table:formula="of:=[.G9]/11" office:value-type="time" office:time-value="PT00H06M46.636364S">
            <text:p>06:46.64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egan Justason</text:p>
          </table:table-cell>
          <table:table-cell office:value-type="string">
            <text:p>Canal</text:p>
          </table:table-cell>
          <table:table-cell office:value-type="string">
            <text:p>NB</text:p>
          </table:table-cell>
          <table:table-cell office:value-type="string">
            <text:p>30-39</text:p>
          </table:table-cell>
          <table:table-cell office:value-type="string">
            <text:p>F</text:p>
          </table:table-cell>
          <table:table-cell table:style-name="ce1" office:value-type="string">
            <text:p>1:14:59</text:p>
          </table:table-cell>
          <table:table-cell table:style-name="ce2" table:formula="of:=[.G10]/11" office:value-type="time" office:time-value="PT00H06M49S">
            <text:p>06:49.00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rennan Appleby</text:p>
          </table:table-cell>
          <table:table-cell office:value-type="string">
            <text:p>Quispamsis</text:p>
          </table:table-cell>
          <table:table-cell office:value-type="string">
            <text:p>NB</text:p>
          </table:table-cell>
          <table:table-cell office:value-type="string">
            <text:p>20-29</text:p>
          </table:table-cell>
          <table:table-cell office:value-type="string">
            <text:p>M</text:p>
          </table:table-cell>
          <table:table-cell table:style-name="ce1" office:value-type="string">
            <text:p>1:16:26</text:p>
          </table:table-cell>
          <table:table-cell table:style-name="ce2" table:formula="of:=[.G11]/11" office:value-type="time" office:time-value="PT00H06M56.909091S">
            <text:p>06:56.91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Jos Eijkelestam</text:p>
          </table:table-cell>
          <table:table-cell office:value-type="string">
            <text:p>Upper Kingsclear</text:p>
          </table:table-cell>
          <table:table-cell office:value-type="string">
            <text:p>NB</text:p>
          </table:table-cell>
          <table:table-cell office:value-type="string">
            <text:p>50-59</text:p>
          </table:table-cell>
          <table:table-cell office:value-type="string">
            <text:p>M</text:p>
          </table:table-cell>
          <table:table-cell table:style-name="ce1" office:value-type="string">
            <text:p>1:17:19</text:p>
          </table:table-cell>
          <table:table-cell table:style-name="ce2" table:formula="of:=[.G12]/11" office:value-type="time" office:time-value="PT00H07M01.727273S">
            <text:p>07:01.73</text:p>
          </table:table-cell>
          <table:table-cell office:value-type="float" office:value="2023">
            <text:p>202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avid Haines</text:p>
          </table:table-cell>
          <table:table-cell office:value-type="string">
            <text:p>Fredericton</text:p>
          </table:table-cell>
          <table:table-cell office:value-type="string">
            <text:p>NB</text:p>
          </table:table-cell>
          <table:table-cell office:value-type="string">
            <text:p>50-59</text:p>
          </table:table-cell>
          <table:table-cell office:value-type="string">
            <text:p>M</text:p>
          </table:table-cell>
          <table:table-cell table:style-name="ce1" office:value-type="string">
            <text:p>1:23:18</text:p>
          </table:table-cell>
          <table:table-cell table:style-name="ce2" table:formula="of:=[.G13]/11" office:value-type="time" office:time-value="PT00H07M34.363636S">
            <text:p>07:34.36</text:p>
          </table:table-cell>
          <table:table-cell office:value-type="float" office:value="2023">
            <text:p>2023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hrystal Allen</text:p>
          </table:table-cell>
          <table:table-cell office:value-type="string">
            <text:p>Beaver Dam</text:p>
          </table:table-cell>
          <table:table-cell office:value-type="string">
            <text:p>NB</text:p>
          </table:table-cell>
          <table:table-cell office:value-type="string">
            <text:p>40-49</text:p>
          </table:table-cell>
          <table:table-cell office:value-type="string">
            <text:p>F</text:p>
          </table:table-cell>
          <table:table-cell table:style-name="ce1" office:value-type="string">
            <text:p>1:23:30</text:p>
          </table:table-cell>
          <table:table-cell table:style-name="ce2" table:formula="of:=[.G14]/11" office:value-type="time" office:time-value="PT00H07M35.454545S">
            <text:p>07:35.45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ebecca Pinsent</text:p>
          </table:table-cell>
          <table:table-cell office:value-type="string">
            <text:p>Fredericton</text:p>
          </table:table-cell>
          <table:table-cell office:value-type="string">
            <text:p>NB</text:p>
          </table:table-cell>
          <table:table-cell office:value-type="string">
            <text:p>30-39</text:p>
          </table:table-cell>
          <table:table-cell office:value-type="string">
            <text:p>F</text:p>
          </table:table-cell>
          <table:table-cell table:style-name="ce1" office:value-type="string">
            <text:p>1:23:42</text:p>
          </table:table-cell>
          <table:table-cell table:style-name="ce2" table:formula="of:=[.G15]/11" office:value-type="time" office:time-value="PT00H07M36.545455S">
            <text:p>07:36.55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James Hirtle</text:p>
          </table:table-cell>
          <table:table-cell office:value-type="string">
            <text:p>St Andrews</text:p>
          </table:table-cell>
          <table:table-cell office:value-type="string">
            <text:p>NB</text:p>
          </table:table-cell>
          <table:table-cell office:value-type="string">
            <text:p>40-49</text:p>
          </table:table-cell>
          <table:table-cell office:value-type="string">
            <text:p>M</text:p>
          </table:table-cell>
          <table:table-cell table:style-name="ce1" office:value-type="string">
            <text:p>1:25:25</text:p>
          </table:table-cell>
          <table:table-cell table:style-name="ce2" table:formula="of:=[.G16]/11" office:value-type="time" office:time-value="PT00H07M45.909091S">
            <text:p>07:45.91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hrista Mabee</text:p>
          </table:table-cell>
          <table:table-cell office:value-type="string">
            <text:p>Saint John</text:p>
          </table:table-cell>
          <table:table-cell office:value-type="string">
            <text:p>NB</text:p>
          </table:table-cell>
          <table:table-cell office:value-type="string">
            <text:p>30-39</text:p>
          </table:table-cell>
          <table:table-cell office:value-type="string">
            <text:p>F</text:p>
          </table:table-cell>
          <table:table-cell table:style-name="ce1" office:value-type="string">
            <text:p>1:26:11</text:p>
          </table:table-cell>
          <table:table-cell table:style-name="ce2" table:formula="of:=[.G17]/11" office:value-type="time" office:time-value="PT00H07M50.090909S">
            <text:p>07:50.09</text:p>
          </table:table-cell>
          <table:table-cell office:value-type="float" office:value="2023">
            <text:p>202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Kay Stairs</text:p>
          </table:table-cell>
          <table:table-cell office:value-type="string">
            <text:p>Fredericton</text:p>
          </table:table-cell>
          <table:table-cell office:value-type="string">
            <text:p>NB</text:p>
          </table:table-cell>
          <table:table-cell office:value-type="string">
            <text:p>60-69</text:p>
          </table:table-cell>
          <table:table-cell office:value-type="string">
            <text:p>F</text:p>
          </table:table-cell>
          <table:table-cell table:style-name="ce1" office:value-type="string">
            <text:p>1:26:29</text:p>
          </table:table-cell>
          <table:table-cell table:style-name="ce2" table:formula="of:=[.G18]/11" office:value-type="time" office:time-value="PT00H07M51.727273S">
            <text:p>07:51.73</text:p>
          </table:table-cell>
          <table:table-cell office:value-type="float" office:value="2023">
            <text:p>202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Sebastian Rodas</text:p>
          </table:table-cell>
          <table:table-cell office:value-type="string">
            <text:p>St Andrews</text:p>
          </table:table-cell>
          <table:table-cell office:value-type="string">
            <text:p>NB</text:p>
          </table:table-cell>
          <table:table-cell office:value-type="string">
            <text:p>30-39</text:p>
          </table:table-cell>
          <table:table-cell office:value-type="string">
            <text:p>M</text:p>
          </table:table-cell>
          <table:table-cell table:style-name="ce1" office:value-type="string">
            <text:p>1:27:29</text:p>
          </table:table-cell>
          <table:table-cell table:style-name="ce2" table:formula="of:=[.G19]/11" office:value-type="time" office:time-value="PT00H07M57.181818S">
            <text:p>07:57.18</text:p>
          </table:table-cell>
          <table:table-cell office:value-type="float" office:value="2023">
            <text:p>2023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Andrea Linton</text:p>
          </table:table-cell>
          <table:table-cell office:value-type="string">
            <text:p>Grand Manan</text:p>
          </table:table-cell>
          <table:table-cell office:value-type="string">
            <text:p>NB</text:p>
          </table:table-cell>
          <table:table-cell office:value-type="string">
            <text:p>50-59</text:p>
          </table:table-cell>
          <table:table-cell office:value-type="string">
            <text:p>F</text:p>
          </table:table-cell>
          <table:table-cell table:style-name="ce1" office:value-type="string">
            <text:p>1:28:07</text:p>
          </table:table-cell>
          <table:table-cell table:style-name="ce2" table:formula="of:=[.G20]/11" office:value-type="time" office:time-value="PT00H08M00.636364S">
            <text:p>08:00.64</text:p>
          </table:table-cell>
          <table:table-cell office:value-type="float" office:value="2023">
            <text:p>202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Nico Couture</text:p>
          </table:table-cell>
          <table:table-cell office:value-type="string">
            <text:p>Fredericton</text:p>
          </table:table-cell>
          <table:table-cell office:value-type="string">
            <text:p>NB</text:p>
          </table:table-cell>
          <table:table-cell office:value-type="string">
            <text:p>19&amp;&lt;</text:p>
          </table:table-cell>
          <table:table-cell office:value-type="string">
            <text:p>M</text:p>
          </table:table-cell>
          <table:table-cell table:style-name="ce1" office:value-type="string">
            <text:p>1:29:12</text:p>
          </table:table-cell>
          <table:table-cell table:style-name="ce2" table:formula="of:=[.G21]/11" office:value-type="time" office:time-value="PT00H08M06.545455S">
            <text:p>08:06.55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Iuli Popescu</text:p>
          </table:table-cell>
          <table:table-cell office:value-type="string">
            <text:p>Fredericton</text:p>
          </table:table-cell>
          <table:table-cell office:value-type="string">
            <text:p>NB</text:p>
          </table:table-cell>
          <table:table-cell office:value-type="string">
            <text:p>40-49</text:p>
          </table:table-cell>
          <table:table-cell office:value-type="string">
            <text:p>F</text:p>
          </table:table-cell>
          <table:table-cell table:style-name="ce1" office:value-type="string">
            <text:p>1:29:13</text:p>
          </table:table-cell>
          <table:table-cell table:style-name="ce2" table:formula="of:=[.G22]/11" office:value-type="time" office:time-value="PT00H08M06.636364S">
            <text:p>08:06.64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Ntb Phillips</text:p>
          </table:table-cell>
          <table:table-cell office:value-type="string">
            <text:p>Moncton</text:p>
          </table:table-cell>
          <table:table-cell office:value-type="string">
            <text:p>NB</text:p>
          </table:table-cell>
          <table:table-cell office:value-type="string">
            <text:p>50-59</text:p>
          </table:table-cell>
          <table:table-cell office:value-type="string">
            <text:p>M</text:p>
          </table:table-cell>
          <table:table-cell table:style-name="ce1" office:value-type="string">
            <text:p>1:44:08</text:p>
          </table:table-cell>
          <table:table-cell table:style-name="ce2" table:formula="of:=[.G23]/11" office:value-type="time" office:time-value="PT00H09M28S">
            <text:p>09:28.00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Noortje Kunnen</text:p>
          </table:table-cell>
          <table:table-cell office:value-type="string">
            <text:p>Upper Kingsclear</text:p>
          </table:table-cell>
          <table:table-cell office:value-type="string">
            <text:p>NB</text:p>
          </table:table-cell>
          <table:table-cell office:value-type="string">
            <text:p>40-49</text:p>
          </table:table-cell>
          <table:table-cell office:value-type="string">
            <text:p>F</text:p>
          </table:table-cell>
          <table:table-cell table:style-name="ce1" office:value-type="string">
            <text:p>1:45:07</text:p>
          </table:table-cell>
          <table:table-cell table:style-name="ce2" table:formula="of:=[.G24]/11" office:value-type="time" office:time-value="PT00H09M33.363636S">
            <text:p>09:33.36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Daryl Steeves</text:p>
          </table:table-cell>
          <table:table-cell office:value-type="string">
            <text:p>Quispamsis</text:p>
          </table:table-cell>
          <table:table-cell office:value-type="string">
            <text:p>NB</text:p>
          </table:table-cell>
          <table:table-cell office:value-type="string">
            <text:p>60-69</text:p>
          </table:table-cell>
          <table:table-cell office:value-type="string">
            <text:p>M</text:p>
          </table:table-cell>
          <table:table-cell table:style-name="ce1" office:value-type="string">
            <text:p>1:48:50</text:p>
          </table:table-cell>
          <table:table-cell table:style-name="ce2" table:formula="of:=[.G25]/11" office:value-type="time" office:time-value="PT00H09M53.636364S">
            <text:p>09:53.64</text:p>
          </table:table-cell>
          <table:table-cell office:value-type="float" office:value="2023">
            <text:p>202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ark McGuire</text:p>
          </table:table-cell>
          <table:table-cell office:value-type="string">
            <text:p>St Andrews</text:p>
          </table:table-cell>
          <table:table-cell office:value-type="string">
            <text:p>NB</text:p>
          </table:table-cell>
          <table:table-cell office:value-type="float" office:value="34">
            <text:p>34</text:p>
          </table:table-cell>
          <table:table-cell office:value-type="string">
            <text:p>M</text:p>
          </table:table-cell>
          <table:table-cell table:style-name="ce1" office:value-type="string">
            <text:p>1:05:39</text:p>
          </table:table-cell>
          <table:table-cell table:style-name="ce2" table:formula="of:=[.G26]/11" office:value-type="time" office:time-value="PT00H05M58.090909S">
            <text:p>05:58.09</text:p>
          </table:table-cell>
          <table:table-cell office:value-type="float" office:value="2022">
            <text:p>202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illiam Myers</text:p>
          </table:table-cell>
          <table:table-cell office:value-type="string">
            <text:p>St Catharines</text:p>
          </table:table-cell>
          <table:table-cell office:value-type="string">
            <text:p>ON</text:p>
          </table:table-cell>
          <table:table-cell office:value-type="float" office:value="31">
            <text:p>31</text:p>
          </table:table-cell>
          <table:table-cell office:value-type="string">
            <text:p>M</text:p>
          </table:table-cell>
          <table:table-cell table:style-name="ce1" office:value-type="string">
            <text:p>1:15:15</text:p>
          </table:table-cell>
          <table:table-cell table:style-name="ce2" table:formula="of:=[.G27]/11" office:value-type="time" office:time-value="PT00H06M50.454545S">
            <text:p>06:50.45</text:p>
          </table:table-cell>
          <table:table-cell office:value-type="float" office:value="2022">
            <text:p>202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rad Henderson</text:p>
          </table:table-cell>
          <table:table-cell office:value-type="string">
            <text:p>St Andrews</text:p>
          </table:table-cell>
          <table:table-cell office:value-type="string">
            <text:p>NB</text:p>
          </table:table-cell>
          <table:table-cell office:value-type="float" office:value="42">
            <text:p>42</text:p>
          </table:table-cell>
          <table:table-cell office:value-type="string">
            <text:p>M</text:p>
          </table:table-cell>
          <table:table-cell table:style-name="ce1" office:value-type="string">
            <text:p>1:15:59</text:p>
          </table:table-cell>
          <table:table-cell table:style-name="ce2" table:formula="of:=[.G28]/11" office:value-type="time" office:time-value="PT00H06M54.454545S">
            <text:p>06:54.45</text:p>
          </table:table-cell>
          <table:table-cell office:value-type="float" office:value="2022">
            <text:p>202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Garth Browne</text:p>
          </table:table-cell>
          <table:table-cell office:value-type="string">
            <text:p>St Andrews</text:p>
          </table:table-cell>
          <table:table-cell office:value-type="string">
            <text:p>NB</text:p>
          </table:table-cell>
          <table:table-cell office:value-type="float" office:value="50">
            <text:p>50</text:p>
          </table:table-cell>
          <table:table-cell office:value-type="string">
            <text:p>M</text:p>
          </table:table-cell>
          <table:table-cell table:style-name="ce1" office:value-type="string">
            <text:p>1:18:01</text:p>
          </table:table-cell>
          <table:table-cell table:style-name="ce2" table:formula="of:=[.G29]/11" office:value-type="time" office:time-value="PT00H07M05.545455S">
            <text:p>07:05.55</text:p>
          </table:table-cell>
          <table:table-cell office:value-type="float" office:value="2022">
            <text:p>202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Isabelle LeBlanc</text:p>
          </table:table-cell>
          <table:table-cell office:value-type="string">
            <text:p>Fredericton</text:p>
          </table:table-cell>
          <table:table-cell office:value-type="string">
            <text:p>NB</text:p>
          </table:table-cell>
          <table:table-cell office:value-type="float" office:value="37">
            <text:p>37</text:p>
          </table:table-cell>
          <table:table-cell office:value-type="string">
            <text:p>F</text:p>
          </table:table-cell>
          <table:table-cell table:style-name="ce1" office:value-type="string">
            <text:p>1:18:19</text:p>
          </table:table-cell>
          <table:table-cell table:style-name="ce2" table:formula="of:=[.G30]/11" office:value-type="time" office:time-value="PT00H07M07.181818S">
            <text:p>07:07.18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rie-Pier Clavet</text:p>
          </table:table-cell>
          <table:table-cell office:value-type="string">
            <text:p>Moncton</text:p>
          </table:table-cell>
          <table:table-cell office:value-type="string">
            <text:p>NB</text:p>
          </table:table-cell>
          <table:table-cell office:value-type="float" office:value="27">
            <text:p>27</text:p>
          </table:table-cell>
          <table:table-cell office:value-type="string">
            <text:p>F</text:p>
          </table:table-cell>
          <table:table-cell table:style-name="ce1" office:value-type="string">
            <text:p>1:19:32</text:p>
          </table:table-cell>
          <table:table-cell table:style-name="ce2" table:formula="of:=[.G31]/11" office:value-type="time" office:time-value="PT00H07M13.818182S">
            <text:p>07:13.82</text:p>
          </table:table-cell>
          <table:table-cell office:value-type="float" office:value="2022">
            <text:p>2022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an Boyd</text:p>
          </table:table-cell>
          <table:table-cell office:value-type="string">
            <text:p>Grand Manan</text:p>
          </table:table-cell>
          <table:table-cell office:value-type="string">
            <text:p>NB</text:p>
          </table:table-cell>
          <table:table-cell office:value-type="float" office:value="40">
            <text:p>40</text:p>
          </table:table-cell>
          <table:table-cell office:value-type="string">
            <text:p>M</text:p>
          </table:table-cell>
          <table:table-cell table:style-name="ce1" office:value-type="string">
            <text:p>1:32:53</text:p>
          </table:table-cell>
          <table:table-cell table:style-name="ce2" table:formula="of:=[.G32]/11" office:value-type="time" office:time-value="PT00H08M26.636364S">
            <text:p>08:26.64</text:p>
          </table:table-cell>
          <table:table-cell office:value-type="float" office:value="2022">
            <text:p>202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Christopher Henderson</text:p>
          </table:table-cell>
          <table:table-cell office:value-type="string">
            <text:p>Bayside</text:p>
          </table:table-cell>
          <table:table-cell office:value-type="string">
            <text:p>NB</text:p>
          </table:table-cell>
          <table:table-cell office:value-type="float" office:value="45">
            <text:p>45</text:p>
          </table:table-cell>
          <table:table-cell office:value-type="string">
            <text:p>M</text:p>
          </table:table-cell>
          <table:table-cell table:style-name="ce1" office:value-type="string">
            <text:p>1:32:55</text:p>
          </table:table-cell>
          <table:table-cell table:style-name="ce2" table:formula="of:=[.G33]/11" office:value-type="time" office:time-value="PT00H08M26.818182S">
            <text:p>08:26.82</text:p>
          </table:table-cell>
          <table:table-cell office:value-type="float" office:value="2022">
            <text:p>202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Victoria McGuire</text:p>
          </table:table-cell>
          <table:table-cell office:value-type="string">
            <text:p>St Andrews</text:p>
          </table:table-cell>
          <table:table-cell office:value-type="string">
            <text:p>NB</text:p>
          </table:table-cell>
          <table:table-cell office:value-type="float" office:value="33">
            <text:p>33</text:p>
          </table:table-cell>
          <table:table-cell office:value-type="string">
            <text:p>F</text:p>
          </table:table-cell>
          <table:table-cell table:style-name="ce1" office:value-type="string">
            <text:p>1:33:13</text:p>
          </table:table-cell>
          <table:table-cell table:style-name="ce2" table:formula="of:=[.G34]/11" office:value-type="time" office:time-value="PT00H08M28.454545S">
            <text:p>08:28.45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aryl Steeves</text:p>
          </table:table-cell>
          <table:table-cell office:value-type="string">
            <text:p>Quispamsis</text:p>
          </table:table-cell>
          <table:table-cell office:value-type="string">
            <text:p>NB</text:p>
          </table:table-cell>
          <table:table-cell office:value-type="float" office:value="67">
            <text:p>67</text:p>
          </table:table-cell>
          <table:table-cell office:value-type="string">
            <text:p>M</text:p>
          </table:table-cell>
          <table:table-cell table:style-name="ce1" office:value-type="string">
            <text:p>1:47:52</text:p>
          </table:table-cell>
          <table:table-cell table:style-name="ce2" table:formula="of:=[.G35]/11" office:value-type="time" office:time-value="PT00H09M48.363636S">
            <text:p>09:48.36</text:p>
          </table:table-cell>
          <table:table-cell office:value-type="float" office:value="2022">
            <text:p>202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Ashley Ward</text:p>
          </table:table-cell>
          <table:table-cell office:value-type="string">
            <text:p>Fredericton</text:p>
          </table:table-cell>
          <table:table-cell office:value-type="string">
            <text:p>NB</text:p>
          </table:table-cell>
          <table:table-cell office:value-type="float" office:value="37">
            <text:p>37</text:p>
          </table:table-cell>
          <table:table-cell office:value-type="string">
            <text:p>F</text:p>
          </table:table-cell>
          <table:table-cell table:style-name="ce1" office:value-type="string">
            <text:p>1:59:22</text:p>
          </table:table-cell>
          <table:table-cell table:style-name="ce2" table:formula="of:=[.G36]/11" office:value-type="time" office:time-value="PT00H10M51.090909S">
            <text:p>10:51.09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Fergus Breen</text:p>
          </table:table-cell>
          <table:table-cell office:value-type="string">
            <text:p>Fredericton</text:p>
          </table:table-cell>
          <table:table-cell office:value-type="string">
            <text:p>NB</text:p>
          </table:table-cell>
          <table:table-cell office:value-type="float" office:value="43">
            <text:p>43</text:p>
          </table:table-cell>
          <table:table-cell office:value-type="string">
            <text:p>M</text:p>
          </table:table-cell>
          <table:table-cell table:style-name="ce1" office:value-type="string">
            <text:p>1:59:23</text:p>
          </table:table-cell>
          <table:table-cell table:style-name="ce2" table:formula="of:=[.G37]/11" office:value-type="time" office:time-value="PT00H10M51.181818S">
            <text:p>10:51.18</text:p>
          </table:table-cell>
          <table:table-cell office:value-type="float" office:value="2022">
            <text:p>2022</text:p>
          </table:table-cell>
        </table:table-row>
        <table:table-row table:style-name="ro1" table:number-rows-repeated="1048538">
          <table:table-cell table:number-columns-repeated="9"/>
        </table:table-row>
        <table:table-row table:style-name="ro1">
          <table:table-cell table:number-columns-repeated="9"/>
        </table:table-row>
      </table:table>
      <table:database-ranges>
        <table:database-range table:target-range-address="'19'.A2:'19'.AMJ1048576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3">2023-05-23</text:date>, <text:time>15:2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ff </meta:initial-creator>
    <meta:creation-date>2023-05-23T14:53:44</meta:creation-date>
    <dc:date>2023-05-23T15:28:37</dc:date>
    <dc:creator>staff </dc:creator>
    <meta:editing-duration>PT34M54S</meta:editing-duration>
    <meta:editing-cycles>8</meta:editing-cycles>
    <meta:generator>OpenOffice/4.1.7$Unix OpenOffice.org_project/417m1$Build-9800</meta:generator>
    <meta:document-statistic meta:table-count="2" meta:cell-count="1197" meta:object-count="0"/>
  </office:meta>
</office:document-meta>
</file>